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" style:family="paragraph" style:parent-style-name="Standard">
      <loext:graphic-properties draw:fill="solid" draw:fill-color="#2b2b2b"/>
      <style:paragraph-properties fo:break-before="page" fo:background-color="#2b2b2b" fo:padding="0cm" fo:border="none" style:shadow="none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11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13" style:family="text">
      <style:text-properties fo:color="#8a653b" loext:opacity="100%" style:font-name="JetBrains Mono" fo:font-size="10pt" fo:font-style="italic" fo:font-weight="normal" style:font-size-asian="10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 </text:span><text:span text:style-name="T2">java.io.File</text:span><text:span text:style-name="T1">;</text:span><text:line-break/><text:span text:style-name="T1">import </text:span><text:span text:style-name="T2">java.io.FileNotFoundException</text:span><text:span text:style-name="T1">;</text:span><text:line-break/><text:span text:style-name="T1">import </text:span><text:span text:style-name="T2">java.util.ArrayList</text:span><text:span text:style-name="T1">;</text:span><text:line-break/><text:span text:style-name="T1">import </text:span><text:span text:style-name="T2">java.util.Arrays</text:span><text:span text:style-name="T1">;</text:span><text:line-break/><text:span text:style-name="T1">import </text:span><text:span text:style-name="T2">java.util.Collections</text:span><text:span text:style-name="T1">;</text:span><text:line-break/><text:span text:style-name="T1">import </text:span><text:span text:style-name="T2">java.util.Scanner</text:span><text:span text:style-name="T1">;</text:span><text:line-break/><text:span text:style-name="T1">import </text:span><text:span text:style-name="T2">java.util.Random </text:span><text:span text:style-name="T1">;</text:span><text:line-break/><text:span text:style-name="T1">import </text:span><text:span text:style-name="T2">java.util.Vector</text:span><text:span text:style-name="T1">;</text:span><text:line-break/><text:line-break/><text:span text:style-name="T1">public class </text:span><text:span text:style-name="T2">Main {</text:span><text:line-break/><text:line-break/><text:line-break/><text:span text:style-name="T2"> <text:s text:c="3"/></text:span><text:span text:style-name="T1">private static final int </text:span><text:span text:style-name="T4">iterations </text:span><text:span text:style-name="T2">= </text:span><text:span text:style-name="T6">10000</text:span><text:span text:style-name="T1">;</text:span><text:line-break/><text:span text:style-name="T1"> <text:s text:c="3"/>private static </text:span><text:span text:style-name="T2">Matrix </text:span><text:span text:style-name="T4">matrix</text:span><text:span text:style-name="T1">;</text:span><text:line-break/><text:span text:style-name="T1"> <text:s text:c="3"/>private static final int </text:span><text:span text:style-name="T4">antennaCount </text:span><text:span text:style-name="T2">= </text:span><text:span text:style-name="T6">3</text:span><text:span text:style-name="T1">;</text:span><text:line-break/><text:span text:style-name="T1"> <text:s text:c="3"/>public static void </text:span><text:span text:style-name="T7">main</text:span><text:span text:style-name="T2">(String[] args) {</text:span><text:line-break/><text:line-break/><text:span text:style-name="T2"> <text:s text:c="3"/></text:span><text:span text:style-name="T3">SetupMatrix</text:span><text:span text:style-name="T2">()</text:span><text:span text:style-name="T1">;</text:span><text:line-break/><text:span text:style-name="T1"> <text:s text:c="3"/>int</text:span><text:span text:style-name="T2">[] route = </text:span><text:span text:style-name="T1">new int</text:span><text:span text:style-name="T2">[] {</text:span><text:span text:style-name="T6">2</text:span><text:span text:style-name="T1">, </text:span><text:span text:style-name="T6">1</text:span><text:span text:style-name="T1">, </text:span><text:span text:style-name="T6">3</text:span><text:span text:style-name="T1">, </text:span><text:span text:style-name="T6">7</text:span><text:span text:style-name="T1">, </text:span><text:span text:style-name="T6">14</text:span><text:span text:style-name="T1">, </text:span><text:span text:style-name="T6">4</text:span><text:span text:style-name="T1">, </text:span><text:span text:style-name="T6">10</text:span><text:span text:style-name="T1">, </text:span><text:span text:style-name="T6">8</text:span><text:span text:style-name="T1">, </text:span><text:span text:style-name="T6">9</text:span><text:span text:style-name="T1">, </text:span><text:span text:style-name="T6">6</text:span><text:span text:style-name="T1">, </text:span><text:span text:style-name="T6">5</text:span><text:span text:style-name="T1">, </text:span><text:span text:style-name="T6">13</text:span><text:span text:style-name="T1">, </text:span><text:span text:style-name="T6">12</text:span><text:span text:style-name="T1">, </text:span><text:span text:style-name="T6">11</text:span><text:span text:style-name="T1">, </text:span><text:span text:style-name="T6">15</text:span><text:span text:style-name="T1">, </text:span><text:span text:style-name="T6">0</text:span><text:span text:style-name="T2">}</text:span><text:span text:style-name="T1">;</text:span><text:line-break/><text:span text:style-name="T1"> <text:s text:c="3"/></text:span><text:span text:style-name="T8">//{1,2,3,4,5,6,7,8,9,10,11,12,13,14,15}</text:span><text:line-break/><text:span text:style-name="T8"> <text:s text:c="3"/>//CustomRoute( route);</text:span><text:line-break/><text:span text:style-name="T8"> <text:s/>// <text:s/>randomSearch();</text:span><text:line-break/><text:span text:style-name="T8"> <text:s text:c="3"/>// LocalSearch();</text:span><text:line-break/><text:span text:style-name="T8"> <text:s text:c="4"/>//AntennaArray();</text:span><text:line-break/><text:span text:style-name="T8"> <text:s text:c="7"/></text:span><text:span text:style-name="T3">evo</text:span><text:span text:style-name="T2">(</text:span><text:span text:style-name="T6">50</text:span><text:span text:style-name="T1">,</text:span><text:span text:style-name="T6">10000</text:span><text:span text:style-name="T2">)</text:span><text:span text:style-name="T1">;</text:span><text:line-break/><text:line-break/><text:span text:style-name="T1"> <text:s text:c="3"/></text:span><text:span text:style-name="T2">}</text:span><text:line-break/><text:line-break/><text:span text:style-name="T2"> <text:s text:c="3"/></text:span><text:span text:style-name="T1">private static void </text:span><text:span text:style-name="T7">evo</text:span><text:span text:style-name="T2">(</text:span><text:span text:style-name="T1">int </text:span><text:span text:style-name="T2">populationSize</text:span><text:span text:style-name="T1">, int </text:span><text:span text:style-name="T2">generations) {</text:span><text:line-break/><text:span text:style-name="T2"> <text:s text:c="7"/>EvolutionaryAlgorithm evo = </text:span><text:span text:style-name="T1">new </text:span><text:span text:style-name="T2">EvolutionaryAlgorithm(populationSize</text:span><text:span text:style-name="T1">,</text:span><text:span text:style-name="T2">generations</text:span><text:span text:style-name="T1">,</text:span><text:span text:style-name="T4">matrix</text:span><text:span text:style-name="T2">)</text:span><text:span text:style-name="T1">;</text:span><text:line-break/><text:span text:style-name="T1"> <text:s text:c="7"/></text:span><text:span text:style-name="T2">evo.InitialisePopulation()</text:span><text:span text:style-name="T1">;</text:span><text:line-break/><text:span text:style-name="T1"> <text:s text:c="7"/></text:span><text:span text:style-name="T2">evo.runGenerations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static void </text:span><text:span text:style-name="T7">AntennaArray</text:span><text:span text:style-name="T2">() {</text:span><text:line-break/><text:span text:style-name="T2"> <text:s text:c="7"/>AntennaArray aa = </text:span><text:span text:style-name="T1">new </text:span><text:span text:style-name="T2">AntennaArray(</text:span><text:span text:style-name="T4">antennaCount</text:span><text:span text:style-name="T1">,</text:span><text:span text:style-name="T6">90</text:span><text:span text:style-name="T2">)</text:span><text:span text:style-name="T1">;</text:span><text:line-break/><text:span text:style-name="T1"> <text:s text:c="7"/></text:span><text:span text:style-name="T8">// System.out.println(aa.evaluate();</text:span><text:line-break/><text:span text:style-name="T8"> <text:s text:c="7"/></text:span><text:span text:style-name="T2">Swarm swarm = </text:span><text:span text:style-name="T1">new </text:span><text:span text:style-name="T2">Swarm(</text:span><text:span text:style-name="T4">antennaCount</text:span><text:span text:style-name="T1">,</text:span><text:span text:style-name="T4">iterations</text:span><text:span text:style-name="T1">,</text:span><text:span text:style-name="T2">aa)</text:span><text:span text:style-name="T1">;</text:span><text:line-break/><text:span text:style-name="T1"> <text:s text:c="7"/></text:span><text:span text:style-name="T2">swarm.run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static void </text:span><text:span text:style-name="T7">CustomRoute</text:span><text:span text:style-name="T2">(</text:span><text:span text:style-name="T1">int</text:span><text:span text:style-name="T2">[] route) {</text:span><text:line-break/><text:line-break/><text:span text:style-name="T2"> <text:s text:c="7"/>ArrayList&lt;Integer&gt; introute = </text:span><text:span text:style-name="T1">new </text:span><text:span text:style-name="T2">ArrayList&lt;Integer&gt;()</text:span><text:span text:style-name="T1">;</text:span><text:line-break/><text:span text:style-name="T1"> <text:s text:c="7"/>for</text:span><text:span text:style-name="T2">(</text:span><text:span text:style-name="T1">int </text:span><text:span text:style-name="T2">i : route){</text:span><text:line-break/><text:span text:style-name="T2"> <text:s text:c="11"/>introute.add(i)</text:span><text:span text:style-name="T1">;</text:span><text:line-break/><text:span text:style-name="T1"> <text:s text:c="7"/></text:span><text:span text:style-name="T2">}</text:span><text:line-break/><text:span text:style-name="T2"> <text:s text:c="8"/>System.</text:span><text:span text:style-name="T4">out</text:span><text:span text:style-name="T2">.println(</text:span><text:span text:style-name="T4">matrix</text:span><text:span text:style-name="T2">.GetCostOfRoute(introute)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static void </text:span><text:span text:style-name="T7">LocalSearch</text:span><text:span text:style-name="T2">() {</text:span><text:line-break/><text:span text:style-name="T2"> <text:s text:c="7"/>LocalSearch ls =</text:span><text:span text:style-name="T1">new </text:span><text:span text:style-name="T2">LocalSearch(</text:span><text:span text:style-name="T4">matrix</text:span><text:span text:style-name="T2">)</text:span><text:span text:style-name="T1">;</text:span><text:line-break/><text:span text:style-name="T1"> <text:s text:c="7"/>int</text:span><text:span text:style-name="T2">[] intRoute = <text:s text:c="4"/></text:span><text:span text:style-name="T1">new int</text:span><text:span text:style-name="T2">[]{</text:span><text:span text:style-name="T6">0</text:span><text:span text:style-name="T1">, </text:span><text:span text:style-name="T6">1</text:span><text:span text:style-name="T1">, </text:span><text:span text:style-name="T6">2</text:span><text:span text:style-name="T1">, </text:span><text:span text:style-name="T6">3</text:span><text:span text:style-name="T1">, </text:span><text:span text:style-name="T6">4</text:span><text:span text:style-name="T1">, </text:span><text:span text:style-name="T6">5</text:span><text:span text:style-name="T1">, </text:span><text:span text:style-name="T6">6</text:span><text:span text:style-name="T1">, </text:span><text:span text:style-name="T6">7</text:span><text:span text:style-name="T1">, </text:span><text:span text:style-name="T6">8</text:span><text:span text:style-name="T1">, </text:span><text:span text:style-name="T6">9</text:span><text:span text:style-name="T1">, </text:span><text:span text:style-name="T6">10</text:span><text:span text:style-name="T1">, </text:span><text:span text:style-name="T6">11</text:span><text:span text:style-name="T1">, </text:span><text:span text:style-name="T6">12</text:span><text:span text:style-name="T1">, </text:span><text:span text:style-name="T6">13</text:span><text:span text:style-name="T1">, </text:span><text:span text:style-name="T6">14</text:span><text:span text:style-name="T1">, </text:span><text:span text:style-name="T6">15</text:span><text:span text:style-name="T2">}</text:span><text:span text:style-name="T1">;</text:span><text:line-break/><text:span text:style-name="T1"> <text:s text:c="7"/></text:span><text:span text:style-name="T8">//randomise the route</text:span><text:line-break/><text:line-break/><text:span text:style-name="T8"> <text:s text:c="7"/></text:span><text:span text:style-name="T2">ArrayList&lt;Integer&gt; route = </text:span><text:span text:style-name="T1">new </text:span><text:span text:style-name="T2">ArrayList&lt;Integer&gt;()</text:span><text:span text:style-name="T1">;</text:span><text:line-break/><text:span text:style-name="T1"> <text:s text:c="7"/>for </text:span><text:span text:style-name="T2">(</text:span><text:span text:style-name="T1">int </text:span><text:span text:style-name="T2">i : intRoute){</text:span><text:line-break/><text:span text:style-name="T2"> <text:s text:c="11"/>route.add(i)</text:span><text:span text:style-name="T1">;</text:span><text:line-break/><text:span text:style-name="T1"> <text:s text:c="7"/></text:span><text:span text:style-name="T2">}</text:span><text:line-break/><text:soft-page-break/><text:span text:style-name="T2"> <text:s text:c="7"/>Collections.</text:span><text:span text:style-name="T3">shuffle</text:span><text:span text:style-name="T2">(route)</text:span><text:span text:style-name="T1">;</text:span><text:line-break/><text:span text:style-name="T1"> <text:s text:c="7"/></text:span><text:span text:style-name="T2">intRoute = </text:span><text:span text:style-name="T1">new int</text:span><text:span text:style-name="T2">[route.size()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route.size()</text:span><text:span text:style-name="T1">; </text:span><text:span text:style-name="T2">i ++){</text:span><text:line-break/><text:span text:style-name="T2"> <text:s text:c="11"/>intRoute[i] = route.get(i)</text:span><text:span text:style-name="T1">;</text:span><text:line-break/><text:span text:style-name="T1"> <text:s text:c="7"/></text:span><text:span text:style-name="T2">}</text:span><text:line-break/><text:span text:style-name="T2"> <text:s text:c="7"/>ls.iterate(intRoute</text:span><text:span text:style-name="T1">,</text:span><text:span text:style-name="T4">iterations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static void </text:span><text:span text:style-name="T7">SetupMatrix</text:span><text:span text:style-name="T2">() {</text:span><text:line-break/><text:span text:style-name="T2"> <text:s text:c="7"/></text:span><text:span text:style-name="T4">matrix <text:s/></text:span><text:span text:style-name="T2">= </text:span><text:span text:style-name="T1">new </text:span><text:span text:style-name="T2">Matrix()</text:span><text:span text:style-name="T1">;</text:span><text:line-break/><text:span text:style-name="T1"> <text:s text:c="7"/></text:span><text:span text:style-name="T4">matrix</text:span><text:span text:style-name="T2">.</text:span><text:span text:style-name="T3">ReadFile</text:span><text:span text:style-name="T2">(</text:span><text:span text:style-name="T9">"src/ulysses16(1).csv"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static void </text:span><text:span text:style-name="T7">randomSearch</text:span><text:span text:style-name="T2">() {</text:span><text:line-break/><text:span text:style-name="T2"> <text:s text:c="7"/></text:span><text:span text:style-name="T8">//makes a matrix to hold all values of the cities</text:span><text:line-break/><text:span text:style-name="T8"> <text:s text:c="7"/></text:span><text:span text:style-name="T2">RandomSearch randomSearch = </text:span><text:span text:style-name="T1">new </text:span><text:span text:style-name="T2">RandomSearch(</text:span><text:span text:style-name="T4">iterations</text:span><text:span text:style-name="T1">, </text:span><text:span text:style-name="T4">matrix</text:span><text:span text:style-name="T2">)</text:span><text:span text:style-name="T1">;</text:span><text:line-break/><text:span text:style-name="T1"> <text:s text:c="7"/></text:span><text:span text:style-name="T2">randomSearch.</text:span><text:span text:style-name="T3">Iterate</text:span><text:span text:style-name="T2">()</text:span><text:span text:style-name="T1">;</text:span><text:line-break/><text:span text:style-name="T1"> <text:s text:c="3"/></text:span><text:span text:style-name="T2">}</text:span><text:line-break/><text:line-break/><text:line-break/><text:span text:style-name="T2">}</text:span></text:p>
      <text:p text:style-name="Standard"/>
      <text:p text:style-name="P2"><text:span text:style-name="T1">import </text:span><text:span text:style-name="T2">java.util.ArrayList</text:span><text:span text:style-name="T1">;</text:span><text:line-break/><text:span text:style-name="T1">import </text:span><text:span text:style-name="T2">java.util.Arrays</text:span><text:span text:style-name="T1">;</text:span><text:line-break/><text:span text:style-name="T1">import </text:span><text:span text:style-name="T2">java.util.Collections</text:span><text:span text:style-name="T1">;</text:span><text:line-break/><text:line-break/><text:span text:style-name="T1">public class </text:span><text:span text:style-name="T2">EvolutionaryAlgorithm {</text:span><text:line-break/><text:span text:style-name="T2"> <text:s text:c="3"/></text:span><text:span text:style-name="T8">//this class is the main class for the evolutionary algorithm</text:span><text:line-break/><text:span text:style-name="T8"> <text:s text:c="3"/>//it is responsible for the initialisation of the population and the selection of the best routes</text:span><text:line-break/><text:span text:style-name="T8"> <text:s text:c="3"/></text:span><text:span text:style-name="T1">private <text:s/>int </text:span><text:span text:style-name="T5">populationSize</text:span><text:span text:style-name="T1">;</text:span><text:line-break/><text:span text:style-name="T1"> <text:s text:c="3"/>private <text:s/>int </text:span><text:span text:style-name="T5">iterations</text:span><text:span text:style-name="T1">;</text:span><text:line-break/><text:span text:style-name="T1"> <text:s text:c="3"/>private <text:s/></text:span><text:span text:style-name="T2">Matrix </text:span><text:span text:style-name="T5">matrix</text:span><text:span text:style-name="T1">;</text:span><text:line-break/><text:span text:style-name="T1"> <text:s text:c="3"/>private <text:s/>int</text:span><text:span text:style-name="T2">[][] </text:span><text:span text:style-name="T5">population</text:span><text:span text:style-name="T1">;</text:span><text:line-break/><text:span text:style-name="T1"> <text:s text:c="3"/>private <text:s/>int </text:span><text:span text:style-name="T5">matrixSize</text:span><text:span text:style-name="T1">;</text:span><text:line-break/><text:span text:style-name="T1"> <text:s text:c="3"/>private static double</text:span><text:span text:style-name="T2">[] </text:span><text:span text:style-name="T4">distances</text:span><text:span text:style-name="T1">;</text:span><text:line-break/><text:span text:style-name="T1"> <text:s text:c="3"/>private static int</text:span><text:span text:style-name="T2">[] </text:span><text:span text:style-name="T4">bestRoute</text:span><text:span text:style-name="T1">;</text:span><text:line-break/><text:span text:style-name="T1"> <text:s text:c="3"/>private static double </text:span><text:span text:style-name="T4">bestDistance</text:span><text:span text:style-name="T1">;</text:span><text:line-break/><text:line-break/><text:span text:style-name="T1"> <text:s text:c="3"/>public </text:span><text:span text:style-name="T7">EvolutionaryAlgorithm</text:span><text:span text:style-name="T2">(</text:span><text:span text:style-name="T1">int </text:span><text:span text:style-name="T2">populationSize</text:span><text:span text:style-name="T1">, int </text:span><text:span text:style-name="T2">iterations</text:span><text:span text:style-name="T1">, </text:span><text:span text:style-name="T2">Matrix matrix) {</text:span><text:line-break/><text:span text:style-name="T2"> <text:s text:c="7"/></text:span><text:span text:style-name="T1">this</text:span><text:span text:style-name="T2">.</text:span><text:span text:style-name="T5">populationSize </text:span><text:span text:style-name="T2">= populationSize</text:span><text:span text:style-name="T1">;</text:span><text:line-break/><text:span text:style-name="T1"> <text:s text:c="7"/>this</text:span><text:span text:style-name="T2">.</text:span><text:span text:style-name="T5">iterations </text:span><text:span text:style-name="T2">= iterations</text:span><text:span text:style-name="T1">;</text:span><text:line-break/><text:span text:style-name="T1"> <text:s text:c="7"/>this</text:span><text:span text:style-name="T2">.</text:span><text:span text:style-name="T5">matrix </text:span><text:span text:style-name="T2">= matrix</text:span><text:span text:style-name="T1">;</text:span><text:line-break/><text:span text:style-name="T1"> <text:s text:c="7"/></text:span><text:span text:style-name="T5">matrixSize </text:span><text:span text:style-name="T2">= matrix.GetMatrixSize()</text:span><text:span text:style-name="T1">;</text:span><text:line-break/><text:span text:style-name="T1"> <text:s text:c="7"/></text:span><text:span text:style-name="T4">distances </text:span><text:span text:style-name="T2">= </text:span><text:span text:style-name="T1">new double</text:span><text:span text:style-name="T2">[populationSize]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text:s/>void </text:span><text:span text:style-name="T7">InitialisePopulation</text:span><text:span text:style-name="T2">() {</text:span><text:line-break/><text:span text:style-name="T2"> <text:s text:c="7"/></text:span><text:span text:style-name="T8">//fills population with random routes</text:span><text:line-break/><text:span text:style-name="T8"> <text:s text:c="7"/></text:span><text:span text:style-name="T5">population </text:span><text:span text:style-name="T2">= </text:span><text:span text:style-name="T1">new int</text:span><text:span text:style-name="T2">[</text:span><text:span text:style-name="T5">populationSize</text:span><text:span text:style-name="T2">][</text:span><text:span text:style-name="T5">matrixSize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populationSize</text:span><text:span text:style-name="T1">; </text:span><text:span text:style-name="T2">i++) {</text:span><text:line-break/><text:span text:style-name="T2"> <text:s text:c="11"/></text:span><text:span text:style-name="T5">population</text:span><text:span text:style-name="T2">[i] = GetRandomRoute(</text:span><text:span text:style-name="T5">matrixSize</text:span><text:span text:style-name="T2">)</text:span><text:span text:style-name="T1">;</text:span><text:line-break/><text:span text:style-name="T1"> <text:s text:c="11"/></text:span><text:span text:style-name="T4">distances</text:span><text:span text:style-name="T2">[i] = </text:span><text:span text:style-name="T5">matrix</text:span><text:span text:style-name="T2">.GetCostOfRoute(ArrayToList(</text:span><text:span text:style-name="T5">population</text:span><text:span text:style-name="T2">[i]))</text:span><text:span text:style-name="T1">;</text:span><text:line-break/><text:line-break/><text:line-break/><text:span text:style-name="T1"> <text:s text:c="7"/></text:span><text:span text:style-name="T2">}</text:span><text:line-break/><text:span text:style-name="T2"> <text:s text:c="7"/></text:span><text:span text:style-name="T4">bestRoute </text:span><text:span text:style-name="T2">= GetBestRoute(</text:span><text:span text:style-name="T5">population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<text:s/>int</text:span><text:span text:style-name="T2">[] </text:span><text:span text:style-name="T7">GetRandomRoute</text:span><text:span text:style-name="T2">(</text:span><text:span text:style-name="T1">int </text:span><text:span text:style-name="T2">matrixSize) {</text:span><text:line-break/><text:span text:style-name="T2"> <text:s text:c="7"/></text:span><text:span text:style-name="T8">//returns a random route</text:span><text:line-break/><text:span text:style-name="T8"> <text:s text:c="7"/></text:span><text:span text:style-name="T2">ArrayList&lt;Integer&gt; introute = </text:span><text:span text:style-name="T1">new </text:span><text:span text:style-name="T2">ArrayList&lt;Integer&gt;()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matrixSize</text:span><text:span text:style-name="T1">; </text:span><text:span text:style-name="T2">i++) {</text:span><text:line-break/><text:span text:style-name="T2"> <text:s text:c="11"/>introute.add(i)</text:span><text:span text:style-name="T1">;</text:span><text:line-break/><text:span text:style-name="T1"> <text:s text:c="7"/></text:span><text:span text:style-name="T2">}</text:span><text:line-break/><text:span text:style-name="T2"> <text:s text:c="7"/>Collections.</text:span><text:span text:style-name="T3">shuffle</text:span><text:span text:style-name="T2">(introute)</text:span><text:span text:style-name="T1">;</text:span><text:line-break/><text:span text:style-name="T1"> <text:s text:c="7"/>int</text:span><text:span text:style-name="T2">[] route = </text:span><text:span text:style-name="T1">new int</text:span><text:span text:style-name="T2">[matrixSize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matrixSize</text:span><text:span text:style-name="T1">; </text:span><text:span text:style-name="T2">i++) {</text:span><text:line-break/><text:span text:style-name="T2"> <text:s text:c="11"/>route[i] = introute.get(i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return </text:span><text:span text:style-name="T2">route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<text:s/></text:span><text:span text:style-name="T2">ArrayList&lt;Integer&gt; </text:span><text:span text:style-name="T7">ArrayToList</text:span><text:span text:style-name="T2">(</text:span><text:span text:style-name="T1">int</text:span><text:span text:style-name="T2">[] array) {</text:span><text:line-break/><text:span text:style-name="T2"> <text:s text:c="7"/></text:span><text:span text:style-name="T8">//converts an array to an arraylist</text:span><text:line-break/><text:span text:style-name="T8"> <text:s text:c="7"/></text:span><text:span text:style-name="T2">ArrayList&lt;Integer&gt; list = </text:span><text:span text:style-name="T1">new </text:span><text:span text:style-name="T2">ArrayList&lt;Integer&gt;()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array.</text:span><text:span text:style-name="T5">length</text:span><text:span text:style-name="T1">; </text:span><text:span text:style-name="T2">i++) {</text:span><text:line-break/><text:span text:style-name="T2"> <text:s text:c="11"/>list.add(array[i]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return </text:span><text:span text:style-name="T2">list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8">// get fitness of a route</text:span><text:line-break/><text:span text:style-name="T8"> <text:s text:c="3"/></text:span><text:span text:style-name="T1">public <text:s/>double </text:span><text:span text:style-name="T7">GetFitness</text:span><text:span text:style-name="T2">(</text:span><text:span text:style-name="T1">int</text:span><text:span text:style-name="T2">[] route) {</text:span><text:line-break/><text:span text:style-name="T2"> <text:s text:c="7"/></text:span><text:span text:style-name="T1">return </text:span><text:span text:style-name="T6">1 </text:span><text:span text:style-name="T2">/ </text:span><text:span text:style-name="T5">matrix</text:span><text:span text:style-name="T2">.GetCostOfRoute(ArrayToList(route))</text:span><text:span text:style-name="T1">;</text:span><text:line-break/><text:span text:style-name="T1"> <text:s text:c="3"/></text:span><text:span text:style-name="T2">}</text:span><text:line-break/><text:soft-page-break/><text:line-break/><text:line-break/><text:span text:style-name="T2"> <text:s text:c="3"/></text:span><text:span text:style-name="T1">public <text:s/>double</text:span><text:span text:style-name="T2">[] </text:span><text:span text:style-name="T7">NormaliseFitness</text:span><text:span text:style-name="T2">(</text:span><text:span text:style-name="T1">double</text:span><text:span text:style-name="T2">[] fitness) {</text:span><text:line-break/><text:span text:style-name="T2"> <text:s text:c="7"/></text:span><text:span text:style-name="T8">//normalises the fitness of the routes</text:span><text:line-break/><text:span text:style-name="T8"> <text:s text:c="7"/></text:span><text:span text:style-name="T1">double</text:span><text:span text:style-name="T2">[] normalisedFitness = </text:span><text:span text:style-name="T1">new double</text:span><text:span text:style-name="T2">[fitness.</text:span><text:span text:style-name="T5">length</text:span><text:span text:style-name="T2">]</text:span><text:span text:style-name="T1">;</text:span><text:line-break/><text:span text:style-name="T1"> <text:s text:c="7"/>double </text:span><text:span text:style-name="T2">totalFitness = </text:span><text:span text:style-name="T6">0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fitness.</text:span><text:span text:style-name="T5">length</text:span><text:span text:style-name="T1">; </text:span><text:span text:style-name="T2">i++) {</text:span><text:line-break/><text:span text:style-name="T2"> <text:s text:c="11"/>totalFitness += fitness[i]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fitness.</text:span><text:span text:style-name="T5">length</text:span><text:span text:style-name="T1">; </text:span><text:span text:style-name="T2">i++) {</text:span><text:line-break/><text:span text:style-name="T2"> <text:s text:c="11"/>normalisedFitness[i] = fitness[i] / totalFitness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return </text:span><text:span text:style-name="T2">normalisedFitness</text:span><text:span text:style-name="T1">;</text:span><text:line-break/><text:span text:style-name="T1"> <text:s text:c="7"/></text:span><text:span text:style-name="T8">//fitness is normalised to be represented as a probability</text:span><text:line-break/><text:span text:style-name="T8"> <text:s text:c="3"/></text:span><text:span text:style-name="T2">}</text:span><text:line-break/><text:span text:style-name="T2"> <text:s text:c="3"/></text:span><text:span text:style-name="T1">public <text:s/>int </text:span><text:span text:style-name="T7">tournamentSelection</text:span><text:span text:style-name="T2">(</text:span><text:span text:style-name="T1">double</text:span><text:span text:style-name="T2">[] normalisedFitness) {</text:span><text:line-break/><text:span text:style-name="T2"> <text:s text:c="7"/></text:span><text:span text:style-name="T1">double </text:span><text:span text:style-name="T2">random = Math.</text:span><text:span text:style-name="T3">random</text:span><text:span text:style-name="T2">()</text:span><text:span text:style-name="T1">;</text:span><text:line-break/><text:span text:style-name="T1"> <text:s text:c="7"/>double </text:span><text:span text:style-name="T2">cumulativeProbability = </text:span><text:span text:style-name="T6">0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normalisedFitness.</text:span><text:span text:style-name="T5">length</text:span><text:span text:style-name="T1">; </text:span><text:span text:style-name="T2">i++) {</text:span><text:line-break/><text:span text:style-name="T2"> <text:s text:c="11"/>cumulativeProbability += normalisedFitness[i]</text:span><text:span text:style-name="T1">;</text:span><text:line-break/><text:span text:style-name="T1"> <text:s text:c="11"/>if </text:span><text:span text:style-name="T2">(random &lt; cumulativeProbability) {</text:span><text:line-break/><text:span text:style-name="T2"> <text:s text:c="15"/></text:span><text:span text:style-name="T1">return </text:span><text:span text:style-name="T2">i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7"/></text:span><text:span text:style-name="T1">return </text:span><text:span text:style-name="T6">0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text:s/>int</text:span><text:span text:style-name="T2">[][] </text:span><text:span text:style-name="T7">NewGeneration</text:span><text:span text:style-name="T2">(</text:span><text:span text:style-name="T1">int</text:span><text:span text:style-name="T2">[][] population</text:span><text:span text:style-name="T1">, double</text:span><text:span text:style-name="T2">[] normalisedFitness) {</text:span><text:line-break/><text:span text:style-name="T2"> <text:s text:c="7"/></text:span><text:span text:style-name="T1">int</text:span><text:span text:style-name="T2">[][] newPopulation = </text:span><text:span text:style-name="T1">new int</text:span><text:span text:style-name="T2">[</text:span><text:span text:style-name="T5">populationSize</text:span><text:span text:style-name="T2">][</text:span><text:span text:style-name="T5">matrixSize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populationSize</text:span><text:span text:style-name="T1">; </text:span><text:span text:style-name="T2">i++) {</text:span><text:line-break/><text:span text:style-name="T2"> <text:s text:c="11"/></text:span><text:span text:style-name="T1">int </text:span><text:span text:style-name="T2">parent1 = tournamentSelection(normalisedFitness)</text:span><text:span text:style-name="T1">;</text:span><text:line-break/><text:span text:style-name="T1"> <text:s text:c="11"/>int </text:span><text:span text:style-name="T2">parent2 = tournamentSelection(normalisedFitness)</text:span><text:span text:style-name="T1">;</text:span><text:line-break/><text:span text:style-name="T1"> <text:s text:c="11"/>int</text:span><text:span text:style-name="T2">[] child = Crossover(population[parent1]</text:span><text:span text:style-name="T1">, </text:span><text:span text:style-name="T2">population[parent2])</text:span><text:span text:style-name="T1">;</text:span><text:line-break/><text:line-break/><text:span text:style-name="T1"> <text:s text:c="11"/></text:span><text:span text:style-name="T2">newPopulation[i] = child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return </text:span><text:span text:style-name="T2">newPopulation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<text:s/>int</text:span><text:span text:style-name="T2">[] </text:span><text:span text:style-name="T7">Crossover</text:span><text:span text:style-name="T2">(</text:span><text:span text:style-name="T1">int</text:span><text:span text:style-name="T2">[] parent1</text:span><text:span text:style-name="T1">, int</text:span><text:span text:style-name="T2">[] parent2) {</text:span><text:line-break/><text:span text:style-name="T2"> <text:s text:c="7"/></text:span><text:span text:style-name="T1">int</text:span><text:span text:style-name="T2">[] child = </text:span><text:span text:style-name="T1">new int</text:span><text:span text:style-name="T2">[</text:span><text:span text:style-name="T5">matrixSize</text:span><text:span text:style-name="T2">]</text:span><text:span text:style-name="T1">;</text:span><text:line-break/><text:span text:style-name="T1"> <text:s text:c="7"/>int </text:span><text:span text:style-name="T2">start = (</text:span><text:span text:style-name="T1">int</text:span><text:span text:style-name="T2">) (Math.</text:span><text:span text:style-name="T3">random</text:span><text:span text:style-name="T2">() * </text:span><text:span text:style-name="T5">matrixSize</text:span><text:span text:style-name="T2">)</text:span><text:span text:style-name="T1">;</text:span><text:line-break/><text:span text:style-name="T1"> <text:s text:c="7"/>int </text:span><text:span text:style-name="T2">end = (</text:span><text:span text:style-name="T1">int</text:span><text:span text:style-name="T2">) (Math.</text:span><text:span text:style-name="T3">random</text:span><text:span text:style-name="T2">() * </text:span><text:span text:style-name="T5">matrixSize</text:span><text:span text:style-name="T2">)</text:span><text:span text:style-name="T1">;</text:span><text:line-break/><text:span text:style-name="T1"> <text:s text:c="7"/>int</text:span><text:span text:style-name="T2">[] p1Select = </text:span><text:span text:style-name="T1">new int</text:span><text:span text:style-name="T2">[parent1.</text:span><text:span text:style-name="T5">length</text:span><text:span text:style-name="T2">]</text:span><text:span text:style-name="T1">;</text:span><text:line-break/><text:span text:style-name="T1"> <text:s text:c="7"/>int</text:span><text:span text:style-name="T2">[] p2Select = </text:span><text:span text:style-name="T1">new int</text:span><text:span text:style-name="T2">[parent2.</text:span><text:span text:style-name="T5">length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 </text:span><text:span text:style-name="T1">; </text:span><text:span text:style-name="T2">i &lt; parent1.</text:span><text:span text:style-name="T5">length </text:span><text:span text:style-name="T1">; </text:span><text:span text:style-name="T2">i ++){</text:span><text:line-break/><text:span text:style-name="T2"> <text:s text:c="11"/></text:span><text:span text:style-name="T1">if</text:span><text:span text:style-name="T2">(i &gt;= start &amp;&amp; i &lt;= end) {</text:span><text:line-break/><text:span text:style-name="T2"> <text:s text:c="14"/>p1Select[i] = parent1[i]</text:span><text:span text:style-name="T1">;</text:span><text:line-break/><text:span text:style-name="T1"> <text:s text:c="11"/></text:span><text:span text:style-name="T2">} </text:span><text:span text:style-name="T1">else</text:span><text:span text:style-name="T2">{</text:span><text:line-break/><text:span text:style-name="T2"> <text:s text:c="15"/>p2Select[i] = parent2[i]</text:span><text:span text:style-name="T1">;</text:span><text:line-break/><text:span text:style-name="T1"> <text:s text:c="11"/></text:span><text:span text:style-name="T2">}</text:span><text:line-break/><text:line-break/><text:span text:style-name="T2"> <text:s text:c="7"/>}</text:span><text:line-break/><text:line-break/><text:span text:style-name="T2"> <text:s text:c="7"/></text:span><text:span text:style-name="T1"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parent1.</text:span><text:span text:style-name="T5">length</text:span><text:span text:style-name="T1">; </text:span><text:span text:style-name="T2">i ++){</text:span><text:line-break/><text:span text:style-name="T2"> <text:s text:c="11"/></text:span><text:span text:style-name="T1">if</text:span><text:span text:style-name="T2">(i &gt;= start &amp;&amp; i &lt; end) {</text:span><text:line-break/><text:span text:style-name="T2"> <text:s text:c="15"/>child[i] = p1Select[i]</text:span><text:span text:style-name="T1">;</text:span><text:line-break/><text:span text:style-name="T1"> <text:s text:c="11"/></text:span><text:span text:style-name="T2">}</text:span><text:line-break/><text:span text:style-name="T2"> <text:s text:c="11"/></text:span><text:span text:style-name="T1">else </text:span><text:span text:style-name="T2">{</text:span><text:line-break/><text:span text:style-name="T2"> <text:s text:c="15"/>child[i] = p2Select[i]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oft-page-break/><text:line-break/><text:line-break/><text:line-break/><text:line-break/><text:line-break/><text:span text:style-name="T2"> <text:s text:c="7"/></text:span><text:span text:style-name="T1">return </text:span><text:span text:style-name="T2">child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8">//best route from the population</text:span><text:line-break/><text:span text:style-name="T8"> <text:s text:c="3"/></text:span><text:span text:style-name="T1">public <text:s/>int</text:span><text:span text:style-name="T2">[] </text:span><text:span text:style-name="T7">GetBestRoute</text:span><text:span text:style-name="T2">(</text:span><text:span text:style-name="T1">int</text:span><text:span text:style-name="T2">[][] population) {</text:span><text:line-break/><text:span text:style-name="T2"> <text:s text:c="7"/></text:span><text:span text:style-name="T1">int</text:span><text:span text:style-name="T2">[] bestRoute = </text:span><text:span text:style-name="T1">new int</text:span><text:span text:style-name="T2">[</text:span><text:span text:style-name="T5">matrixSize</text:span><text:span text:style-name="T2">]</text:span><text:span text:style-name="T1">;</text:span><text:line-break/><text:span text:style-name="T1"> <text:s text:c="7"/>double </text:span><text:span text:style-name="T2">bestDistance = Double.</text:span><text:span text:style-name="T4">MAX_VALUE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populationSize</text:span><text:span text:style-name="T1">; </text:span><text:span text:style-name="T2">i++) {</text:span><text:line-break/><text:span text:style-name="T2"> <text:s text:c="11"/></text:span><text:span text:style-name="T1">double </text:span><text:span text:style-name="T2">distance = </text:span><text:span text:style-name="T5">matrix</text:span><text:span text:style-name="T2">.GetCostOfRoute(ArrayToList(population[i]))</text:span><text:span text:style-name="T1">;</text:span><text:line-break/><text:span text:style-name="T1"> <text:s text:c="11"/>if </text:span><text:span text:style-name="T2">(distance &lt; bestDistance) {</text:span><text:line-break/><text:span text:style-name="T2"> <text:s text:c="15"/>bestDistance = distance</text:span><text:span text:style-name="T1">;</text:span><text:line-break/><text:span text:style-name="T1"> <text:s text:c="15"/></text:span><text:span text:style-name="T2">bestRoute = population[i]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7"/></text:span><text:span text:style-name="T1">return </text:span><text:span text:style-name="T2">bestRoute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<text:s text:c="2"/>void </text:span><text:span text:style-name="T7">runGenerations</text:span><text:span text:style-name="T2">(){</text:span><text:line-break/><text:span text:style-name="T2"> <text:s text:c="7"/></text:span><text:span text:style-name="T8">//runs the algorithm for a number of generations</text:span><text:line-break/><text:span text:style-name="T8"> <text:s text:c="7"/></text:span><text:span text:style-name="T1"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iterations</text:span><text:span text:style-name="T1">; </text:span><text:span text:style-name="T2">i++) {</text:span><text:line-break/><text:span text:style-name="T2"> <text:s text:c="11"/></text:span><text:span text:style-name="T1">double</text:span><text:span text:style-name="T2">[] fitness = </text:span><text:span text:style-name="T1">new double</text:span><text:span text:style-name="T2">[</text:span><text:span text:style-name="T5">populationSize</text:span><text:span text:style-name="T2">]</text:span><text:span text:style-name="T1">;</text:span><text:line-break/><text:span text:style-name="T1"> <text:s text:c="11"/>for </text:span><text:span text:style-name="T2">(</text:span><text:span text:style-name="T1">int </text:span><text:span text:style-name="T2">j = </text:span><text:span text:style-name="T6">0</text:span><text:span text:style-name="T1">; </text:span><text:span text:style-name="T2">j &lt; </text:span><text:span text:style-name="T5">populationSize</text:span><text:span text:style-name="T1">; </text:span><text:span text:style-name="T2">j++) {</text:span><text:line-break/><text:span text:style-name="T2"> <text:s text:c="15"/>fitness[j] = GetFitness(</text:span><text:span text:style-name="T5">population</text:span><text:span text:style-name="T2">[j])</text:span><text:span text:style-name="T1">;</text:span><text:line-break/><text:span text:style-name="T1"> <text:s text:c="11"/></text:span><text:span text:style-name="T2">}</text:span><text:line-break/><text:span text:style-name="T2"> <text:s text:c="11"/></text:span><text:span text:style-name="T1">double</text:span><text:span text:style-name="T2">[] normalisedFitness = NormaliseFitness(fitness)</text:span><text:span text:style-name="T1">;</text:span><text:line-break/><text:span text:style-name="T1"> <text:s text:c="11"/></text:span><text:span text:style-name="T5">population </text:span><text:span text:style-name="T2">= NewGeneration(</text:span><text:span text:style-name="T5">population</text:span><text:span text:style-name="T1">, </text:span><text:span text:style-name="T2">normalisedFitness)</text:span><text:span text:style-name="T1">;</text:span><text:line-break/><text:span text:style-name="T1"> <text:s text:c="11"/>if</text:span><text:span text:style-name="T2">(</text:span><text:span text:style-name="T5">matrix</text:span><text:span text:style-name="T2">.GetCostOfRoute(ArrayToList(GetBestRoute(</text:span><text:span text:style-name="T5">population</text:span><text:span text:style-name="T2">))) &gt;= </text:span><text:span text:style-name="T6">74.1087</text:span><text:span text:style-name="T2">) {</text:span><text:line-break/><text:span text:style-name="T2"> <text:s text:c="15"/></text:span><text:span text:style-name="T4">bestRoute </text:span><text:span text:style-name="T2">= GetBestRoute(</text:span><text:span text:style-name="T5">population</text:span><text:span text:style-name="T2">)</text:span><text:span text:style-name="T1">;</text:span><text:line-break/><text:span text:style-name="T1"> <text:s text:c="15"/>double </text:span><text:span text:style-name="T2">distance = </text:span><text:span text:style-name="T5">matrix</text:span><text:span text:style-name="T2">.GetCostOfRoute(ArrayToList(</text:span><text:span text:style-name="T4">bestRoute</text:span><text:span text:style-name="T2">))</text:span><text:span text:style-name="T1">;</text:span><text:line-break/><text:span text:style-name="T1"> <text:s text:c="15"/></text:span><text:span text:style-name="T2">System.</text:span><text:span text:style-name="T4">out</text:span><text:span text:style-name="T2">.println(</text:span><text:span text:style-name="T9">"Best distance: " </text:span><text:span text:style-name="T2">+ distance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line-break/><text:span text:style-name="T2"> <text:s text:c="3"/>}</text:span><text:line-break/><text:span text:style-name="T2"> <text:s text:c="3"/></text:span><text:span text:style-name="T8">//gets the best route from the population</text:span><text:line-break/><text:span text:style-name="T8"> <text:s text:c="3"/></text:span><text:span text:style-name="T1">public <text:s/>int</text:span><text:span text:style-name="T2">[] </text:span><text:span text:style-name="T7">GetBestRoute</text:span><text:span text:style-name="T2">(){</text:span><text:line-break/><text:span text:style-name="T2"> <text:s text:c="7"/></text:span><text:span text:style-name="T1">return </text:span><text:span text:style-name="T2">GetBestRoute(</text:span><text:span text:style-name="T5">population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}</text:span><text:line-break/></text:p>
      <text:p text:style-name="Standard"/>
      <text:p text:style-name="P2"><text:span text:style-name="T1">import </text:span><text:span text:style-name="T2">java.util.ArrayList</text:span><text:span text:style-name="T1">;</text:span><text:line-break/><text:span text:style-name="T1">import </text:span><text:span text:style-name="T2">java.util.Arrays</text:span><text:span text:style-name="T1">;</text:span><text:line-break/><text:span text:style-name="T1">import </text:span><text:span text:style-name="T2">java.util.Collections</text:span><text:span text:style-name="T1">;</text:span><text:line-break/><text:line-break/><text:span text:style-name="T1">public class </text:span><text:span text:style-name="T2">LocalSearch {</text:span><text:line-break/><text:line-break/><text:span text:style-name="T2"> <text:s text:c="2"/></text:span><text:span text:style-name="T1">private static <text:s/></text:span><text:span text:style-name="T2">Matrix </text:span><text:span text:style-name="T4">matrix</text:span><text:span text:style-name="T1">;</text:span><text:line-break/><text:span text:style-name="T1"> <text:s text:c="3"/>public </text:span><text:span text:style-name="T7">LocalSearch</text:span><text:span text:style-name="T2">(Matrix matrix){</text:span><text:line-break/><text:span text:style-name="T2"> <text:s text:c="7"/></text:span><text:span text:style-name="T1">this</text:span><text:span text:style-name="T2">.</text:span><text:span text:style-name="T4">matrix </text:span><text:span text:style-name="T2">= matrix</text:span><text:span text:style-name="T1">;</text:span><text:line-break/><text:line-break/><text:span text:style-name="T1"> <text:s text:c="3"/></text:span><text:span text:style-name="T2">}</text:span><text:line-break/><text:line-break/><text:span text:style-name="T2"> <text:s text:c="3"/></text:span><text:span text:style-name="T8">//two opt swap</text:span><text:line-break/><text:span text:style-name="T8"> <text:s text:c="3"/></text:span><text:span text:style-name="T1">public static int</text:span><text:span text:style-name="T2">[] </text:span><text:span text:style-name="T7">swap</text:span><text:span text:style-name="T2">(</text:span><text:span text:style-name="T1">int</text:span><text:span text:style-name="T2">[] route</text:span><text:span text:style-name="T1">, int </text:span><text:span text:style-name="T2">i</text:span><text:span text:style-name="T1">, int </text:span><text:span text:style-name="T2">k) {</text:span><text:line-break/><text:span text:style-name="T2"> <text:s text:c="7"/></text:span><text:span text:style-name="T8">//two opt swap method</text:span><text:line-break/><text:span text:style-name="T8"> <text:s text:c="4"/>// <text:s text:c="2"/>System.out.println(Arrays.toString(route));</text:span><text:line-break/><text:span text:style-name="T8"> <text:s text:c="4"/>// <text:s text:c="2"/>System.out.println("swapping " + i + " with " + k);</text:span><text:line-break/><text:span text:style-name="T8"> <text:s text:c="7"/></text:span><text:span text:style-name="T1">int</text:span><text:span text:style-name="T2">[] newRoute = </text:span><text:span text:style-name="T1">new int</text:span><text:span text:style-name="T2">[route.</text:span><text:span text:style-name="T5">length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c = </text:span><text:span text:style-name="T6">0</text:span><text:span text:style-name="T1">; </text:span><text:span text:style-name="T2">c &lt;= i - </text:span><text:span text:style-name="T6">1</text:span><text:span text:style-name="T1">; </text:span><text:span text:style-name="T2">c++) {</text:span><text:line-break/><text:span text:style-name="T2"> <text:s text:c="11"/>newRoute[c] = route[c]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int </text:span><text:span text:style-name="T2">dec = </text:span><text:span text:style-name="T6">0</text:span><text:span text:style-name="T1">;</text:span><text:line-break/><text:span text:style-name="T1"> <text:s text:c="7"/>for </text:span><text:span text:style-name="T2">(</text:span><text:span text:style-name="T1">int </text:span><text:span text:style-name="T2">c = i</text:span><text:span text:style-name="T1">; </text:span><text:span text:style-name="T2">c &lt;= k</text:span><text:span text:style-name="T1">; </text:span><text:span text:style-name="T2">c++) {</text:span><text:line-break/><text:span text:style-name="T2"> <text:s text:c="11"/>newRoute[c] = route[k - dec]</text:span><text:span text:style-name="T1">;</text:span><text:line-break/><text:span text:style-name="T1"> <text:s text:c="11"/></text:span><text:span text:style-name="T2">dec++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for </text:span><text:span text:style-name="T2">(</text:span><text:span text:style-name="T1">int </text:span><text:span text:style-name="T2">c = k + </text:span><text:span text:style-name="T6">1</text:span><text:span text:style-name="T1">; </text:span><text:span text:style-name="T2">c &lt; route.</text:span><text:span text:style-name="T5">length</text:span><text:span text:style-name="T1">; </text:span><text:span text:style-name="T2">c++) {</text:span><text:line-break/><text:span text:style-name="T2"> <text:s text:c="11"/>newRoute[c] = route[c]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8">//System.out.println(matrix.GetCostOfRoute(listToArray(newRoute)));</text:span><text:line-break/><text:span text:style-name="T8"> <text:s text:c="7"/></text:span><text:span text:style-name="T1">return </text:span><text:span text:style-name="T2">newRoute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static int</text:span><text:span text:style-name="T2">[] </text:span><text:span text:style-name="T7">swapAll</text:span><text:span text:style-name="T2">(</text:span><text:span text:style-name="T1">int</text:span><text:span text:style-name="T2">[] route</text:span><text:span text:style-name="T1">, int </text:span><text:span text:style-name="T2">i) {</text:span><text:line-break/><text:span text:style-name="T2"> <text:s text:c="7"/></text:span><text:span text:style-name="T8">//gets a neigtbourhood and find the best route</text:span><text:line-break/><text:span text:style-name="T8"> <text:s text:c="7"/></text:span><text:span text:style-name="T1">double </text:span><text:span text:style-name="T2">bestDistance = </text:span><text:span text:style-name="T4">matrix</text:span><text:span text:style-name="T2">.GetCostOfRoute(</text:span><text:span text:style-name="T3">listToArray</text:span><text:span text:style-name="T2">(route))</text:span><text:span text:style-name="T1">;</text:span><text:line-break/><text:span text:style-name="T1"> <text:s text:c="7"/>int</text:span><text:span text:style-name="T2">[] bestRoute = route</text:span><text:span text:style-name="T1">;</text:span><text:line-break/><text:span text:style-name="T1"> <text:s text:c="7"/>int</text:span><text:span text:style-name="T2">[] newRoute = </text:span><text:span text:style-name="T1">new int</text:span><text:span text:style-name="T2">[route.</text:span><text:span text:style-name="T5">length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c = </text:span><text:span text:style-name="T6">0</text:span><text:span text:style-name="T1">; </text:span><text:span text:style-name="T2">c &lt; route.</text:span><text:span text:style-name="T5">length</text:span><text:span text:style-name="T1">; </text:span><text:span text:style-name="T2">++c) {</text:span><text:line-break/><text:span text:style-name="T2"> <text:s text:c="11"/>newRoute[c] = route[c]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for </text:span><text:span text:style-name="T2">(</text:span><text:span text:style-name="T1">int </text:span><text:span text:style-name="T2">k = </text:span><text:span text:style-name="T6">0</text:span><text:span text:style-name="T1">; </text:span><text:span text:style-name="T2">k &lt; route.</text:span><text:span text:style-name="T5">length</text:span><text:span text:style-name="T1">; </text:span><text:span text:style-name="T2">k++) {</text:span><text:line-break/><text:span text:style-name="T2"> <text:s text:c="11"/></text:span><text:span text:style-name="T1">if </text:span><text:span text:style-name="T2">(k != i) {</text:span><text:line-break/><text:span text:style-name="T2"> <text:s text:c="15"/>newRoute = </text:span><text:span text:style-name="T3">swap</text:span><text:span text:style-name="T2">(newRoute</text:span><text:span text:style-name="T1">, </text:span><text:span text:style-name="T2">i</text:span><text:span text:style-name="T1">, </text:span><text:span text:style-name="T2">k)</text:span><text:span text:style-name="T1">;</text:span><text:line-break/><text:span text:style-name="T1"> <text:s text:c="15"/>double </text:span><text:span text:style-name="T2">newDistance = </text:span><text:span text:style-name="T4">matrix</text:span><text:span text:style-name="T2">.GetCostOfRoute(</text:span><text:span text:style-name="T3">listToArray</text:span><text:span text:style-name="T2">(newRoute))</text:span><text:span text:style-name="T1">;</text:span><text:line-break/><text:span text:style-name="T1"> <text:s text:c="15"/>if </text:span><text:span text:style-name="T2">(newDistance &lt; bestDistance) {</text:span><text:line-break/><text:span text:style-name="T2"> <text:s text:c="19"/>bestDistance = newDistance</text:span><text:span text:style-name="T1">;</text:span><text:line-break/><text:span text:style-name="T1"> <text:s text:c="19"/></text:span><text:span text:style-name="T2">bestRoute = newRoute</text:span><text:span text:style-name="T1">;</text:span><text:line-break/><text:span text:style-name="T1"> <text:s text:c="15"/></text:span><text:span text:style-name="T8">// <text:s text:c="3"/>System.out.println("new best distance: " + bestDistance);</text:span><text:line-break/><text:span text:style-name="T8"> <text:s text:c="12"/>// <text:s text:c="6"/>System.out.println(Arrays.toString(bestRoute));</text:span><text:line-break/><text:span text:style-name="T8"> <text:s text:c="15"/></text:span><text:span text:style-name="T2">}</text:span><text:line-break/><text:line-break/><text:span text:style-name="T2"> <text:s text:c="11"/>}</text:span><text:line-break/><text:span text:style-name="T2"> <text:s text:c="7"/>}</text:span><text:line-break/><text:span text:style-name="T2"> <text:s text:c="7"/></text:span><text:span text:style-name="T1">return </text:span><text:span text:style-name="T2">bestRoute</text:span><text:span text:style-name="T1">;</text:span><text:line-break/><text:span text:style-name="T1"> <text:s text:c="3"/></text:span><text:span text:style-name="T2">}</text:span><text:line-break/><text:line-break/><text:span text:style-name="T1">public static int</text:span><text:span text:style-name="T2">[] </text:span><text:span text:style-name="T7">swapAllInRoute</text:span><text:span text:style-name="T2">(</text:span><text:span text:style-name="T1">int</text:span><text:span text:style-name="T2">[] route){</text:span><text:line-break/><text:span text:style-name="T2"> <text:s text:c="7"/></text:span><text:span text:style-name="T8">//neighbourhood step function</text:span><text:line-break/><text:span text:style-name="T8"> <text:s text:c="7"/></text:span><text:span text:style-name="T1">double </text:span><text:span text:style-name="T2">bestDistance = </text:span><text:span text:style-name="T4">matrix</text:span><text:span text:style-name="T2">.GetCostOfRoute(</text:span><text:span text:style-name="T3">listToArray</text:span><text:span text:style-name="T2">(route))</text:span><text:span text:style-name="T1">;</text:span><text:line-break/><text:span text:style-name="T1"> <text:s text:c="7"/>int</text:span><text:span text:style-name="T2">[] bestRoute = route</text:span><text:span text:style-name="T1">;</text:span><text:line-break/><text:span text:style-name="T1"> <text:s text:c="7"/>int</text:span><text:span text:style-name="T2">[] newRoute = </text:span><text:span text:style-name="T1">new int</text:span><text:span text:style-name="T2">[route.</text:span><text:span text:style-name="T5">length</text:span><text:span text:style-name="T2">]</text:span><text:span text:style-name="T1">;</text:span><text:line-break/><text:soft-page-break/><text:span text:style-name="T1"> <text:s text:c="7"/>for </text:span><text:span text:style-name="T2">(</text:span><text:span text:style-name="T1">int </text:span><text:span text:style-name="T2">c = </text:span><text:span text:style-name="T6">0</text:span><text:span text:style-name="T1">; </text:span><text:span text:style-name="T2">c &lt; route.</text:span><text:span text:style-name="T5">length</text:span><text:span text:style-name="T1">; </text:span><text:span text:style-name="T2">++c) {</text:span><text:line-break/><text:span text:style-name="T2"> <text:s text:c="11"/>newRoute[c] = route[c]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route.</text:span><text:span text:style-name="T5">length</text:span><text:span text:style-name="T1">; </text:span><text:span text:style-name="T2">i++) {</text:span><text:line-break/><text:span text:style-name="T2"> <text:s text:c="11"/>newRoute = </text:span><text:span text:style-name="T3">swapAll</text:span><text:span text:style-name="T2">(newRoute</text:span><text:span text:style-name="T1">, </text:span><text:span text:style-name="T2">i)</text:span><text:span text:style-name="T1">;</text:span><text:line-break/><text:span text:style-name="T1"> <text:s text:c="11"/>double </text:span><text:span text:style-name="T2">newDistance = </text:span><text:span text:style-name="T4">matrix</text:span><text:span text:style-name="T2">.GetCostOfRoute(</text:span><text:span text:style-name="T3">listToArray</text:span><text:span text:style-name="T2">(newRoute))</text:span><text:span text:style-name="T1">;</text:span><text:line-break/><text:span text:style-name="T1"> <text:s text:c="11"/>if </text:span><text:span text:style-name="T2">(newDistance &lt; bestDistance) {</text:span><text:line-break/><text:span text:style-name="T2"> <text:s text:c="15"/>bestDistance = newDistance</text:span><text:span text:style-name="T1">;</text:span><text:line-break/><text:span text:style-name="T1"> <text:s text:c="15"/></text:span><text:span text:style-name="T2">bestRoute = newRoute</text:span><text:span text:style-name="T1">;</text:span><text:line-break/><text:span text:style-name="T1"> <text:s text:c="13"/></text:span><text:span text:style-name="T8">// <text:s/>System.out.println("new best distance: " + bestDistance);</text:span><text:line-break/><text:span text:style-name="T8"> <text:s text:c="13"/>// <text:s/>System.out.println(Arrays.toString(bestRoute));</text:span><text:line-break/><text:span text:style-name="T8"> <text:s text:c="11"/></text:span><text:span text:style-name="T2">}</text:span><text:line-break/><text:span text:style-name="T2"> <text:s text:c="7"/>}</text:span><text:line-break/><text:span text:style-name="T2"> <text:s text:c="7"/></text:span><text:span text:style-name="T1">return </text:span><text:span text:style-name="T2">bestRoute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void </text:span><text:span text:style-name="T7">iterate</text:span><text:span text:style-name="T2">(</text:span><text:span text:style-name="T1">int</text:span><text:span text:style-name="T2">[] route</text:span><text:span text:style-name="T1">, int </text:span><text:span text:style-name="T2">iterations){</text:span><text:line-break/><text:span text:style-name="T2"> <text:s text:c="7"/></text:span><text:span text:style-name="T1">int</text:span><text:span text:style-name="T2">[] bestRoute = route</text:span><text:span text:style-name="T1">;</text:span><text:line-break/><text:span text:style-name="T1"> <text:s text:c="7"/>double </text:span><text:span text:style-name="T2">bestDistance = </text:span><text:span text:style-name="T4">matrix</text:span><text:span text:style-name="T2">.GetCostOfRoute(</text:span><text:span text:style-name="T3">listToArray</text:span><text:span text:style-name="T2">(route))</text:span><text:span text:style-name="T1">;</text:span><text:line-break/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iterations</text:span><text:span text:style-name="T1">; </text:span><text:span text:style-name="T2">i++){</text:span><text:line-break/><text:line-break/><text:span text:style-name="T2"> <text:s text:c="10"/></text:span><text:span text:style-name="T1">int</text:span><text:span text:style-name="T2">[] tempRoute = <text:s/></text:span><text:span text:style-name="T3">swapAllInRoute</text:span><text:span text:style-name="T2">(route)</text:span><text:span text:style-name="T1">;</text:span><text:line-break/><text:span text:style-name="T1"> <text:s text:c="13"/>double </text:span><text:span text:style-name="T2">tempDistance = </text:span><text:span text:style-name="T4">matrix</text:span><text:span text:style-name="T2">.GetCostOfRoute(</text:span><text:span text:style-name="T3">listToArray</text:span><text:span text:style-name="T2">(tempRoute))</text:span><text:span text:style-name="T1">;</text:span><text:line-break/><text:span text:style-name="T1"> <text:s text:c="13"/>if </text:span><text:span text:style-name="T2">(tempDistance &lt; bestDistance &amp;&amp; tempDistance &gt;=</text:span><text:span text:style-name="T6">74.1087</text:span><text:span text:style-name="T2">){</text:span><text:line-break/><text:span text:style-name="T2"> <text:s text:c="17"/>bestDistance = tempDistance</text:span><text:span text:style-name="T1">;</text:span><text:line-break/><text:span text:style-name="T1"> <text:s text:c="17"/></text:span><text:span text:style-name="T2">bestRoute = tempRoute</text:span><text:span text:style-name="T1">;</text:span><text:line-break/><text:span text:style-name="T1"> <text:s text:c="17"/></text:span><text:span text:style-name="T8">//System.out.println("new best distance: " + bestDistance);</text:span><text:line-break/><text:span text:style-name="T8"> <text:s text:c="16"/>// System.out.println(Arrays.toString(bestRoute));</text:span><text:line-break/><text:span text:style-name="T8"> <text:s text:c="13"/></text:span><text:span text:style-name="T2">}</text:span><text:line-break/><text:span text:style-name="T2"> <text:s text:c="11"/></text:span><text:span text:style-name="T8">//randomise the route</text:span><text:line-break/><text:span text:style-name="T8"> <text:s text:c="11"/></text:span><text:span text:style-name="T2">ArrayList arrayList = </text:span><text:span text:style-name="T3">listToArray</text:span><text:span text:style-name="T2">(route)</text:span><text:span text:style-name="T1">;</text:span><text:line-break/><text:span text:style-name="T1"> <text:s text:c="11"/></text:span><text:span text:style-name="T2">Collections.</text:span><text:span text:style-name="T3">shuffle</text:span><text:span text:style-name="T2">(arrayList)</text:span><text:span text:style-name="T1">;</text:span><text:line-break/><text:span text:style-name="T1"> <text:s text:c="11"/>int</text:span><text:span text:style-name="T2">[] routeList = </text:span><text:span text:style-name="T3">arrayToList</text:span><text:span text:style-name="T2">(arrayList)</text:span><text:span text:style-name="T1">;</text:span><text:line-break/><text:span text:style-name="T1"> <text:s text:c="11"/></text:span><text:span text:style-name="T2">route = routeList</text:span><text:span text:style-name="T1">;</text:span><text:line-break/><text:span text:style-name="T1"> <text:s text:c="7"/></text:span><text:span text:style-name="T2">}</text:span><text:line-break/><text:span text:style-name="T2"> <text:s text:c="7"/>System.</text:span><text:span text:style-name="T4">out</text:span><text:span text:style-name="T2">.println(</text:span><text:span text:style-name="T9">"best distance: " </text:span><text:span text:style-name="T2">+ bestDistance)</text:span><text:span text:style-name="T1">;</text:span><text:line-break/><text:span text:style-name="T1"> <text:s text:c="7"/></text:span><text:span text:style-name="T2">System.</text:span><text:span text:style-name="T4">out</text:span><text:span text:style-name="T2">.println(Arrays.</text:span><text:span text:style-name="T3">toString</text:span><text:span text:style-name="T2">(bestRoute)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8">//array to list</text:span><text:line-break/><text:span text:style-name="T8"> <text:s text:c="3"/></text:span><text:span text:style-name="T1">public static int</text:span><text:span text:style-name="T2">[] </text:span><text:span text:style-name="T7">arrayToList </text:span><text:span text:style-name="T2">(ArrayList&lt;Integer&gt; array){</text:span><text:line-break/><text:span text:style-name="T2"> <text:s text:c="7"/></text:span><text:span text:style-name="T1">int</text:span><text:span text:style-name="T2">[] list = </text:span><text:span text:style-name="T1">new int</text:span><text:span text:style-name="T2">[array.size()]</text:span><text:span text:style-name="T1">;</text:span><text:line-break/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array.size()</text:span><text:span text:style-name="T1">; </text:span><text:span text:style-name="T2">i++){</text:span><text:line-break/><text:span text:style-name="T2"> <text:s text:c="11"/>list[i] = array.get(i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return </text:span><text:span text:style-name="T2">list</text:span><text:span text:style-name="T1">;</text:span><text:line-break/><text:span text:style-name="T1"> <text:s text:c="3"/></text:span><text:span text:style-name="T2">}</text:span><text:line-break/><text:line-break/><text:line-break/><text:line-break/><text:line-break/><text:line-break/><text:span text:style-name="T2"> <text:s text:c="3"/></text:span><text:span text:style-name="T1">public static </text:span><text:span text:style-name="T2">ArrayList&lt;Integer&gt; </text:span><text:span text:style-name="T7">listToArray</text:span><text:span text:style-name="T2">(</text:span><text:span text:style-name="T1">int</text:span><text:span text:style-name="T2">[] list){</text:span><text:line-break/><text:span text:style-name="T2"> <text:s text:c="7"/>ArrayList&lt;Integer&gt; array = </text:span><text:span text:style-name="T1">new </text:span><text:span text:style-name="T2">ArrayList&lt;Integer&gt;()</text:span><text:span text:style-name="T1">;</text:span><text:line-break/><text:span text:style-name="T1"> <text:s text:c="7"/>for</text:span><text:span text:style-name="T2">(</text:span><text:span text:style-name="T1">int </text:span><text:span text:style-name="T2">i : list){</text:span><text:line-break/><text:span text:style-name="T2"> <text:s text:c="11"/>array.add(i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return <text:s/></text:span><text:span text:style-name="T2">array</text:span><text:span text:style-name="T1">;</text:span><text:line-break/><text:span text:style-name="T1"> <text:s text:c="3"/></text:span><text:span text:style-name="T2">}</text:span><text:line-break/><text:soft-page-break/><text:span text:style-name="T2">}</text:span><text:line-break/></text:p>
      <text:p text:style-name="Standard"/>
      <text:p text:style-name="P2"><text:span text:style-name="T1">import </text:span><text:span text:style-name="T2">java.io.File</text:span><text:span text:style-name="T1">;</text:span><text:line-break/><text:span text:style-name="T1">import </text:span><text:span text:style-name="T2">java.io.FileNotFoundException</text:span><text:span text:style-name="T1">;</text:span><text:line-break/><text:span text:style-name="T1">import </text:span><text:span text:style-name="T2">java.util.ArrayList</text:span><text:span text:style-name="T1">;</text:span><text:line-break/><text:span text:style-name="T1">import </text:span><text:span text:style-name="T2">java.util.Collections</text:span><text:span text:style-name="T1">;</text:span><text:line-break/><text:span text:style-name="T1">import </text:span><text:span text:style-name="T2">java.util.Scanner</text:span><text:span text:style-name="T1">;</text:span><text:line-break/><text:span text:style-name="T1">public class </text:span><text:span text:style-name="T2">Matrix {</text:span><text:line-break/><text:line-break/><text:span text:style-name="T2"> <text:s text:c="3"/></text:span><text:span text:style-name="T8">//reads file and crates a matrix from it</text:span><text:line-break/><text:span text:style-name="T8"> <text:s/></text:span><text:span text:style-name="T1">private <text:s/>static float</text:span><text:span text:style-name="T2">[] </text:span><text:span text:style-name="T4">xPositions </text:span><text:span text:style-name="T1">; </text:span><text:span text:style-name="T8">//this will represent the row of the matrix;</text:span><text:line-break/><text:line-break/><text:span text:style-name="T8"> <text:s text:c="3"/></text:span><text:span text:style-name="T1">private static float</text:span><text:span text:style-name="T2">[] </text:span><text:span text:style-name="T4">yPositions</text:span><text:span text:style-name="T1">; <text:s/></text:span><text:span text:style-name="T8">//this will represent the column of the matrix;</text:span><text:line-break/><text:span text:style-name="T8"> <text:s text:c="3"/></text:span><text:span text:style-name="T1">private <text:s text:c="2"/>static int </text:span><text:span text:style-name="T4">matrixSize </text:span><text:span text:style-name="T1">;</text:span><text:line-break/><text:span text:style-name="T1"> <text:s text:c="3"/>private static </text:span><text:span text:style-name="T2">ArrayList&lt;String[]&gt; </text:span><text:span text:style-name="T4">data</text:span><text:span text:style-name="T1">;</text:span><text:line-break/><text:line-break/><text:span text:style-name="T1"> <text:s text:c="3"/>public static void </text:span><text:span text:style-name="T7">ReadFile</text:span><text:span text:style-name="T2">(String path){</text:span><text:line-break/><text:line-break/><text:span text:style-name="T2"> <text:s text:c="7"/></text:span><text:span text:style-name="T1">try </text:span><text:span text:style-name="T2">{</text:span><text:line-break/><text:span text:style-name="T2"> <text:s text:c="11"/>Scanner scanner = </text:span><text:span text:style-name="T1">new </text:span><text:span text:style-name="T2">Scanner(</text:span><text:span text:style-name="T1">new </text:span><text:span text:style-name="T2">File(</text:span><text:span text:style-name="T9">"src/ulysses16(1).csv"</text:span><text:span text:style-name="T2">))</text:span><text:span text:style-name="T1">;</text:span><text:line-break/><text:span text:style-name="T1"> <text:s text:c="11"/></text:span><text:span text:style-name="T4">data <text:s/></text:span><text:span text:style-name="T2">= </text:span><text:span text:style-name="T1">new </text:span><text:span text:style-name="T2">ArrayList&lt;String[]&gt;()</text:span><text:span text:style-name="T1">;</text:span><text:line-break/><text:span text:style-name="T1"> <text:s text:c="11"/>boolean </text:span><text:span text:style-name="T2">collecting = </text:span><text:span text:style-name="T1">false;</text:span><text:line-break/><text:span text:style-name="T1"> <text:s text:c="11"/>while </text:span><text:span text:style-name="T2">(scanner.hasNext()) {</text:span><text:line-break/><text:span text:style-name="T2"> <text:s text:c="15"/>String line = scanner.next()</text:span><text:span text:style-name="T1">;</text:span><text:line-break/><text:span text:style-name="T1"> <text:s text:c="15"/>if </text:span><text:span text:style-name="T2">(line.contains(</text:span><text:span text:style-name="T9">",x,y"</text:span><text:span text:style-name="T2">)) {</text:span><text:line-break/><text:span text:style-name="T2"> <text:s text:c="19"/>collecting = </text:span><text:span text:style-name="T1">true;</text:span><text:line-break/><text:span text:style-name="T1"> <text:s text:c="19"/></text:span><text:span text:style-name="T2">line = scanner.next()</text:span><text:span text:style-name="T1">;</text:span><text:line-break/><text:span text:style-name="T1"> <text:s text:c="15"/></text:span><text:span text:style-name="T2">}</text:span><text:line-break/><text:span text:style-name="T2"> <text:s text:c="15"/></text:span><text:span text:style-name="T1">if </text:span><text:span text:style-name="T2">(collecting) {</text:span><text:line-break/><text:span text:style-name="T2"> <text:s text:c="19"/></text:span><text:span text:style-name="T4">data</text:span><text:span text:style-name="T2">.add(line.split(</text:span><text:span text:style-name="T9">"</text:span><text:span text:style-name="T10">,</text:span><text:span text:style-name="T9">"</text:span><text:span text:style-name="T2">))</text:span><text:span text:style-name="T1">;</text:span><text:line-break/><text:line-break/><text:span text:style-name="T1"> <text:s text:c="15"/></text:span><text:span text:style-name="T2">}</text:span><text:line-break/><text:span text:style-name="T2"> <text:s text:c="11"/>}</text:span><text:line-break/><text:span text:style-name="T2"> <text:s text:c="11"/></text:span><text:span text:style-name="T8">//make a node matrix in the size of this</text:span><text:line-break/><text:span text:style-name="T8"> <text:s text:c="11"/></text:span><text:span text:style-name="T4">matrixSize </text:span><text:span text:style-name="T2">= </text:span><text:span text:style-name="T4">data</text:span><text:span text:style-name="T2">.size()</text:span><text:span text:style-name="T1">;</text:span><text:line-break/><text:span text:style-name="T1"> <text:s text:c="11"/></text:span><text:span text:style-name="T4">xPositions </text:span><text:span text:style-name="T2">= </text:span><text:span text:style-name="T1">new float</text:span><text:span text:style-name="T2">[</text:span><text:span text:style-name="T4">matrixSize</text:span><text:span text:style-name="T2">]</text:span><text:span text:style-name="T1">;</text:span><text:line-break/><text:span text:style-name="T1"> <text:s text:c="11"/></text:span><text:span text:style-name="T4">yPositions </text:span><text:span text:style-name="T2">= </text:span><text:span text:style-name="T1">new float</text:span><text:span text:style-name="T2">[</text:span><text:span text:style-name="T4">matrixSize</text:span><text:span text:style-name="T2">]</text:span><text:span text:style-name="T1">;</text:span><text:line-break/><text:span text:style-name="T1"> <text:s text:c="11"/>for</text:span><text:span text:style-name="T2">(</text:span><text:span text:style-name="T1">int </text:span><text:span text:style-name="T2">i = </text:span><text:span text:style-name="T6">0 </text:span><text:span text:style-name="T1">; </text:span><text:span text:style-name="T2">i &lt; </text:span><text:span text:style-name="T4">data</text:span><text:span text:style-name="T2">.size()</text:span><text:span text:style-name="T1">; </text:span><text:span text:style-name="T2">i ++ ){</text:span><text:line-break/><text:span text:style-name="T2"> <text:s text:c="15"/></text:span><text:span text:style-name="T4">xPositions</text:span><text:span text:style-name="T2">[i] = Float.</text:span><text:span text:style-name="T3">valueOf</text:span><text:span text:style-name="T2">(</text:span><text:span text:style-name="T4">data</text:span><text:span text:style-name="T2">.get(i)[</text:span><text:span text:style-name="T6">1</text:span><text:span text:style-name="T2">])</text:span><text:span text:style-name="T1">;</text:span><text:line-break/><text:span text:style-name="T1"> <text:s text:c="15"/></text:span><text:span text:style-name="T4">yPositions</text:span><text:span text:style-name="T2">[i] = Float.</text:span><text:span text:style-name="T3">valueOf</text:span><text:span text:style-name="T2">(</text:span><text:span text:style-name="T4">data</text:span><text:span text:style-name="T2">.get(i)[</text:span><text:span text:style-name="T6">2</text:span><text:span text:style-name="T2">])</text:span><text:span text:style-name="T1">;</text:span><text:line-break/><text:line-break/><text:span text:style-name="T1"> <text:s text:c="11"/></text:span><text:span text:style-name="T2">}</text:span><text:line-break/><text:line-break/><text:span text:style-name="T2"> <text:s text:c="7"/>} <text:s/></text:span><text:span text:style-name="T1">catch </text:span><text:span text:style-name="T2">(FileNotFoundException ex) {</text:span><text:line-break/><text:span text:style-name="T2"> <text:s text:c="11"/>System.</text:span><text:span text:style-name="T4">out</text:span><text:span text:style-name="T2">.println(</text:span><text:span text:style-name="T9">"FILE NOT FOUND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 <text:s text:c="3"/></text:span><text:span text:style-name="T1">public int </text:span><text:span text:style-name="T7">GetMatrixSize</text:span><text:span text:style-name="T2">(){</text:span><text:line-break/><text:span text:style-name="T2"> <text:s text:c="7"/></text:span><text:span text:style-name="T1">return </text:span><text:span text:style-name="T4">matrixSize</text:span><text:span text:style-name="T1">;</text:span><text:line-break/><text:span text:style-name="T1"> <text:s text:c="3"/></text:span><text:span text:style-name="T2">}</text:span><text:line-break/><text:line-break/><text:line-break/><text:span text:style-name="T2"> <text:s text:c="3"/></text:span><text:span text:style-name="T1">public double </text:span><text:span text:style-name="T7">GetCostOfRoute</text:span><text:span text:style-name="T2">(ArrayList&lt;Integer&gt; route){</text:span><text:line-break/><text:span text:style-name="T2"> <text:s text:c="7"/></text:span><text:span text:style-name="T1">float </text:span><text:span text:style-name="T2">cost = </text:span><text:span text:style-name="T6">0</text:span><text:span text:style-name="T1">;</text:span><text:line-break/><text:span text:style-name="T1"> <text:s text:c="7"/>for</text:span><text:span text:style-name="T2">(</text:span><text:span text:style-name="T1">int </text:span><text:span text:style-name="T2">i = </text:span><text:span text:style-name="T6">0 </text:span><text:span text:style-name="T1">; </text:span><text:span text:style-name="T2">i &lt; route.size() - </text:span><text:span text:style-name="T6">1</text:span><text:span text:style-name="T1">; </text:span><text:span text:style-name="T2">i ++){</text:span><text:line-break/><text:span text:style-name="T2"> <text:s text:c="11"/>cost += GetCostOfTwoNodes(route.get(i)</text:span><text:span text:style-name="T1">,</text:span><text:span text:style-name="T2">route.get(i+</text:span><text:span text:style-name="T6">1</text:span><text:span text:style-name="T2">))</text:span><text:span text:style-name="T1">;</text:span><text:line-break/><text:span text:style-name="T1"> <text:s text:c="7"/></text:span><text:span text:style-name="T2">}</text:span><text:line-break/><text:span text:style-name="T2"> <text:s text:c="7"/>cost += GetCostOfTwoNodes(route.get(route.size()-</text:span><text:span text:style-name="T6">1</text:span><text:span text:style-name="T2">)</text:span><text:span text:style-name="T1">,</text:span><text:span text:style-name="T2">route.get(</text:span><text:span text:style-name="T6">0</text:span><text:span text:style-name="T2">))</text:span><text:span text:style-name="T1">;</text:span><text:line-break/><text:span text:style-name="T1"> <text:s text:c="7"/>return </text:span><text:span text:style-name="T2">cost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8">//gets the cost of two nodes</text:span><text:line-break/><text:span text:style-name="T8"> <text:s text:c="3"/></text:span><text:span text:style-name="T1">public float </text:span><text:span text:style-name="T7">GetCostOfTwoNodes</text:span><text:span text:style-name="T2">(</text:span><text:span text:style-name="T1">int </text:span><text:span text:style-name="T2">node1</text:span><text:span text:style-name="T1">, int </text:span><text:span text:style-name="T2">node2){</text:span><text:line-break/><text:soft-page-break/><text:span text:style-name="T2"> <text:s text:c="7"/></text:span><text:span text:style-name="T1">float </text:span><text:span text:style-name="T2">x1 = </text:span><text:span text:style-name="T4">xPositions</text:span><text:span text:style-name="T2">[node1]</text:span><text:span text:style-name="T1">;</text:span><text:line-break/><text:span text:style-name="T1"> <text:s text:c="7"/>float </text:span><text:span text:style-name="T2">y1 = </text:span><text:span text:style-name="T4">yPositions</text:span><text:span text:style-name="T2">[node1]</text:span><text:span text:style-name="T1">;</text:span><text:line-break/><text:span text:style-name="T1"> <text:s text:c="7"/>float </text:span><text:span text:style-name="T2">x2 = </text:span><text:span text:style-name="T4">xPositions</text:span><text:span text:style-name="T2">[node2]</text:span><text:span text:style-name="T1">;</text:span><text:line-break/><text:span text:style-name="T1"> <text:s text:c="7"/>float </text:span><text:span text:style-name="T2">y2 = </text:span><text:span text:style-name="T4">yPositions</text:span><text:span text:style-name="T2">[node2]</text:span><text:span text:style-name="T1">;</text:span><text:line-break/><text:span text:style-name="T1"> <text:s text:c="7"/>return </text:span><text:span text:style-name="T2">(</text:span><text:span text:style-name="T1">float</text:span><text:span text:style-name="T2">) Math.</text:span><text:span text:style-name="T3">sqrt</text:span><text:span text:style-name="T2">(Math.</text:span><text:span text:style-name="T3">pow</text:span><text:span text:style-name="T2">(x1-x2</text:span><text:span text:style-name="T1">,</text:span><text:span text:style-name="T6">2</text:span><text:span text:style-name="T2">) + Math.</text:span><text:span text:style-name="T3">pow</text:span><text:span text:style-name="T2">(y1-y2</text:span><text:span text:style-name="T1">,</text:span><text:span text:style-name="T6">2</text:span><text:span text:style-name="T2">))</text:span><text:span text:style-name="T1">;</text:span><text:line-break/><text:span text:style-name="T1"> <text:s text:c="3"/></text:span><text:span text:style-name="T2">}</text:span><text:line-break/><text:line-break/><text:line-break/><text:line-break/><text:span text:style-name="T2">}</text:span><text:line-break/></text:p>
      <text:p text:style-name="Standard"/>
      <text:p text:style-name="P2"><text:span text:style-name="T1">import <text:s/></text:span><text:span text:style-name="T2">java.util.Random</text:span><text:span text:style-name="T1">;</text:span><text:line-break/><text:line-break/><text:span text:style-name="T1">public class </text:span><text:span text:style-name="T2">Particle {</text:span><text:line-break/><text:span text:style-name="T2"> <text:s text:c="3"/></text:span><text:span text:style-name="T8">//Vectors on each particle</text:span><text:line-break/><text:span text:style-name="T8"> <text:s text:c="3"/></text:span><text:span text:style-name="T1">private <text:s/>int </text:span><text:span text:style-name="T5">dimensions</text:span><text:span text:style-name="T1">;</text:span><text:line-break/><text:span text:style-name="T1"> <text:s/>private <text:s/></text:span><text:span text:style-name="T2">VectorC </text:span><text:span text:style-name="T5">position</text:span><text:span text:style-name="T1">;</text:span><text:line-break/><text:span text:style-name="T1"> <text:s text:c="3"/>private <text:s/></text:span><text:span text:style-name="T2">VectorC </text:span><text:span text:style-name="T5">velocity</text:span><text:span text:style-name="T1">;</text:span><text:line-break/><text:span text:style-name="T1"> <text:s text:c="3"/>private double </text:span><text:span text:style-name="T5">velMax </text:span><text:span text:style-name="T2">= </text:span><text:span text:style-name="T6">0.3</text:span><text:span text:style-name="T1">;</text:span><text:line-break/><text:span text:style-name="T1"> <text:s text:c="3"/>public <text:s/></text:span><text:span text:style-name="T2">VectorC </text:span><text:span text:style-name="T5">bestPosition</text:span><text:span text:style-name="T1">;</text:span><text:line-break/><text:line-break/><text:span text:style-name="T1"> <text:s text:c="3"/>public <text:s/>double </text:span><text:span text:style-name="T5">personalBest</text:span><text:span text:style-name="T1">;</text:span><text:line-break/><text:span text:style-name="T1"> <text:s text:c="3"/>public double </text:span><text:span text:style-name="T5">fitness</text:span><text:span text:style-name="T1">;</text:span><text:line-break/><text:span text:style-name="T1"> <text:s text:c="3"/></text:span><text:span text:style-name="T2">AntennaArray </text:span><text:span text:style-name="T5">antennaArray</text:span><text:span text:style-name="T1">;</text:span><text:line-break/><text:line-break/><text:span text:style-name="T1"> <text:s text:c="3"/></text:span><text:span text:style-name="T8">//parameter sets that are used in randomising the movement of the paritcles</text:span><text:line-break/><text:span text:style-name="T8"> <text:s text:c="3"/></text:span><text:span text:style-name="T1">private <text:s/>final double </text:span><text:span text:style-name="T5">inertial </text:span><text:span text:style-name="T2">= </text:span><text:span text:style-name="T6">1</text:span><text:span text:style-name="T2">/(</text:span><text:span text:style-name="T6">2</text:span><text:span text:style-name="T2">*(Math.</text:span><text:span text:style-name="T3">log</text:span><text:span text:style-name="T2">(</text:span><text:span text:style-name="T6">2</text:span><text:span text:style-name="T2">)))</text:span><text:span text:style-name="T1">;</text:span><text:line-break/><text:span text:style-name="T1"> <text:s text:c="3"/>private <text:s/>final double </text:span><text:span text:style-name="T5">cognitive </text:span><text:span text:style-name="T2">= </text:span><text:span text:style-name="T6">0.5 </text:span><text:span text:style-name="T2">+ Math.</text:span><text:span text:style-name="T3">log</text:span><text:span text:style-name="T2">(</text:span><text:span text:style-name="T6">2</text:span><text:span text:style-name="T2">)</text:span><text:span text:style-name="T1">;</text:span><text:line-break/><text:span text:style-name="T1"> <text:s text:c="3"/>private <text:s/>final double </text:span><text:span text:style-name="T5">social </text:span><text:span text:style-name="T2">= </text:span><text:span text:style-name="T6">0.5 </text:span><text:span text:style-name="T2">+ Math.</text:span><text:span text:style-name="T3">log</text:span><text:span text:style-name="T2">(</text:span><text:span text:style-name="T6">2</text:span><text:span text:style-name="T2">)</text:span><text:span text:style-name="T1">;</text:span><text:line-break/><text:span text:style-name="T1"> <text:s text:c="3"/>public </text:span><text:span text:style-name="T7">Particle</text:span><text:span text:style-name="T2">(</text:span><text:span text:style-name="T1">int </text:span><text:span text:style-name="T2">dimensions</text:span><text:span text:style-name="T1">,</text:span><text:span text:style-name="T2">AntennaArray aa){</text:span><text:line-break/><text:span text:style-name="T2"> <text:s text:c="7"/></text:span><text:span text:style-name="T1">this</text:span><text:span text:style-name="T2">.</text:span><text:span text:style-name="T5">antennaArray </text:span><text:span text:style-name="T2">= aa</text:span><text:span text:style-name="T1">;</text:span><text:line-break/><text:span text:style-name="T1"> <text:s text:c="7"/>this</text:span><text:span text:style-name="T2">.</text:span><text:span text:style-name="T5">dimensions </text:span><text:span text:style-name="T2">= dimensions</text:span><text:span text:style-name="T1">;</text:span><text:line-break/><text:span text:style-name="T1"> <text:s text:c="7"/></text:span><text:span text:style-name="T5">position </text:span><text:span text:style-name="T2">= </text:span><text:span text:style-name="T1">new </text:span><text:span text:style-name="T2">VectorC(dimensions)</text:span><text:span text:style-name="T1">;</text:span><text:line-break/><text:span text:style-name="T1"> <text:s text:c="7"/></text:span><text:span text:style-name="T5">bestPosition </text:span><text:span text:style-name="T2">= </text:span><text:span text:style-name="T1">new </text:span><text:span text:style-name="T2">VectorC(dimensions)</text:span><text:span text:style-name="T1">;</text:span><text:line-break/><text:span text:style-name="T1"> <text:s text:c="7"/></text:span><text:span text:style-name="T5">velocity </text:span><text:span text:style-name="T2">= </text:span><text:span text:style-name="T1">new </text:span><text:span text:style-name="T2">VectorC(dimensions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void </text:span><text:span text:style-name="T7">initialise</text:span><text:span text:style-name="T2">(</text:span><text:span text:style-name="T1">double</text:span><text:span text:style-name="T2">[][] bounds){</text:span><text:line-break/><text:span text:style-name="T2"> <text:s text:c="7"/></text:span><text:span text:style-name="T8">//better way to generate random particles</text:span><text:line-break/><text:span text:style-name="T8"> <text:s text:c="6"/></text:span><text:span text:style-name="T1">this</text:span><text:span text:style-name="T2">.</text:span><text:span text:style-name="T5">position</text:span><text:span text:style-name="T2">.randomiseVector(bounds)</text:span><text:span text:style-name="T1">;</text:span><text:line-break/><text:span text:style-name="T1"> <text:s text:c="7"/>this</text:span><text:span text:style-name="T2">.</text:span><text:span text:style-name="T5">bestPosition </text:span><text:span text:style-name="T2">= </text:span><text:span text:style-name="T5">position</text:span><text:span text:style-name="T1">;</text:span><text:line-break/><text:span text:style-name="T1"> <text:s text:c="7"/>this</text:span><text:span text:style-name="T2">.</text:span><text:span text:style-name="T5">personalBest </text:span><text:span text:style-name="T2">= </text:span><text:span text:style-name="T5">antennaArray</text:span><text:span text:style-name="T2">.evaluate(</text:span><text:span text:style-name="T1">this</text:span><text:span text:style-name="T2">.</text:span><text:span text:style-name="T5">bestPosition</text:span><text:span text:style-name="T2">.getVector())</text:span><text:span text:style-name="T1">;</text:span><text:line-break/><text:span text:style-name="T1"> <text:s text:c="6"/></text:span><text:span text:style-name="T2">VectorC temp = </text:span><text:span text:style-name="T1">new </text:span><text:span text:style-name="T2">VectorC(</text:span><text:span text:style-name="T5">dimensions</text:span><text:span text:style-name="T2">)</text:span><text:span text:style-name="T1">;</text:span><text:line-break/><text:span text:style-name="T1"> <text:s text:c="6"/></text:span><text:span text:style-name="T2">temp.randomiseVector(bounds)</text:span><text:span text:style-name="T1">;</text:span><text:line-break/><text:span text:style-name="T1"> <text:s text:c="6"/></text:span><text:span text:style-name="T8">//set up velocity</text:span><text:line-break/><text:span text:style-name="T8"> <text:s text:c="7"/></text:span><text:span text:style-name="T1"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dimensions</text:span><text:span text:style-name="T1">; </text:span><text:span text:style-name="T2">i++){</text:span><text:line-break/><text:span text:style-name="T2"> <text:s text:c="11"/></text:span><text:span text:style-name="T1">double </text:span><text:span text:style-name="T2">vel = temp.get(i) - </text:span><text:span text:style-name="T5">position</text:span><text:span text:style-name="T2">.get(i)</text:span><text:span text:style-name="T1">;</text:span><text:line-break/><text:span text:style-name="T1"> <text:s text:c="11"/></text:span><text:span text:style-name="T5">velocity</text:span><text:span text:style-name="T2">.set(i</text:span><text:span text:style-name="T1">, </text:span><text:span text:style-name="T2">getClampedVelocity(vel))</text:span><text:span text:style-name="T1">;</text:span><text:line-break/><text:span text:style-name="T1"> <text:s text:c="7"/></text:span><text:span text:style-name="T2">}</text:span><text:line-break/><text:line-break/><text:span text:style-name="T2"> <text:s text:c="3"/>}</text:span><text:line-break/><text:span text:style-name="T2"> <text:s text:c="3"/></text:span><text:span text:style-name="T1">public double </text:span><text:span text:style-name="T7">getClampedVelocity</text:span><text:span text:style-name="T2">(</text:span><text:span text:style-name="T1">double </text:span><text:span text:style-name="T2">velocity){</text:span><text:line-break/><text:span text:style-name="T2"> <text:s text:c="7"/></text:span><text:span text:style-name="T1">if </text:span><text:span text:style-name="T2">(velocity &gt; </text:span><text:span text:style-name="T5">velMax</text:span><text:span text:style-name="T2">){</text:span><text:line-break/><text:span text:style-name="T2"> <text:s text:c="11"/></text:span><text:span text:style-name="T1">return </text:span><text:span text:style-name="T5">velMax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else if </text:span><text:span text:style-name="T2">(velocity &lt; -</text:span><text:span text:style-name="T5">velMax</text:span><text:span text:style-name="T2">){</text:span><text:line-break/><text:span text:style-name="T2"> <text:s text:c="11"/></text:span><text:span text:style-name="T1">return </text:span><text:span text:style-name="T2">-</text:span><text:span text:style-name="T5">velMax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else </text:span><text:span text:style-name="T2">{</text:span><text:line-break/><text:span text:style-name="T2"> <text:s text:c="11"/></text:span><text:span text:style-name="T1">return </text:span><text:span text:style-name="T2">velocity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 <text:s text:c="3"/></text:span><text:span text:style-name="T1">private </text:span><text:span text:style-name="T2">VectorC <text:s/></text:span><text:span text:style-name="T7">VectorInBounds</text:span><text:span text:style-name="T2">(</text:span><text:span text:style-name="T1">double</text:span><text:span text:style-name="T2">[][] bounds) {</text:span><text:line-break/><text:span text:style-name="T2"> <text:s text:c="7"/></text:span><text:span text:style-name="T8">//returns a random vector in bounds</text:span><text:line-break/><text:span text:style-name="T8"> <text:s text:c="7"/></text:span><text:span text:style-name="T2">VectorC vector = </text:span><text:span text:style-name="T1">new </text:span><text:span text:style-name="T2">VectorC(</text:span><text:span text:style-name="T5">dimensions</text:span><text:span text:style-name="T2">)</text:span><text:span text:style-name="T1">;</text:span><text:line-break/><text:line-break/><text:span text:style-name="T1"> <text:s text:c="7"/>for </text:span><text:span text:style-name="T2">(</text:span><text:span text:style-name="T1">int </text:span><text:span text:style-name="T2">i = </text:span><text:span text:style-name="T6">0 </text:span><text:span text:style-name="T1">; </text:span><text:span text:style-name="T2">i &lt; </text:span><text:span text:style-name="T5">dimensions </text:span><text:span text:style-name="T1">; </text:span><text:span text:style-name="T2">i ++){</text:span><text:line-break/><text:span text:style-name="T2"> <text:s text:c="11"/></text:span><text:span text:style-name="T1">double </text:span><text:span text:style-name="T2">min = bounds[i][</text:span><text:span text:style-name="T6">0</text:span><text:span text:style-name="T2">]</text:span><text:span text:style-name="T1">;</text:span><text:line-break/><text:span text:style-name="T1"> <text:s text:c="11"/>double </text:span><text:span text:style-name="T2">max = bounds[i][</text:span><text:span text:style-name="T6">1</text:span><text:span text:style-name="T2">]</text:span><text:span text:style-name="T1">;</text:span><text:line-break/><text:span text:style-name="T1"> <text:s text:c="11"/></text:span><text:span text:style-name="T8">//gets the correct bounds of the vector</text:span><text:line-break/><text:line-break/><text:span text:style-name="T8"> <text:s text:c="11"/></text:span><text:span text:style-name="T1">double </text:span><text:span text:style-name="T2">random = min + Math.</text:span><text:span text:style-name="T3">random</text:span><text:span text:style-name="T2">() * (max - min)</text:span><text:span text:style-name="T1">;</text:span><text:line-break/><text:soft-page-break/><text:span text:style-name="T1"> <text:s text:c="11"/></text:span><text:span text:style-name="T8">//gets the values of the position at the correct bounds</text:span><text:line-break/><text:span text:style-name="T8"> <text:s text:c="11"/></text:span><text:span text:style-name="T2">vector.set(i</text:span><text:span text:style-name="T1">,</text:span><text:span text:style-name="T2">random)</text:span><text:span text:style-name="T1">;</text:span><text:line-break/><text:span text:style-name="T1"> <text:s text:c="7"/></text:span><text:span text:style-name="T2">}</text:span><text:line-break/><text:line-break/><text:line-break/><text:span text:style-name="T2"> <text:s text:c="7"/></text:span><text:span text:style-name="T1">return </text:span><text:span text:style-name="T2">vector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8">//create uniform random vectors</text:span><text:line-break/><text:span text:style-name="T8"> <text:s text:c="2"/></text:span><text:span text:style-name="T1">public </text:span><text:span text:style-name="T2">VectorC </text:span><text:span text:style-name="T7">RandomVector</text:span><text:span text:style-name="T2">(){</text:span><text:line-break/><text:span text:style-name="T2"> <text:s text:c="2"/></text:span><text:span text:style-name="T8">//returns a random vector</text:span><text:line-break/><text:line-break/><text:span text:style-name="T8"> <text:s text:c="6"/></text:span><text:span text:style-name="T2">Random r = </text:span><text:span text:style-name="T1">new </text:span><text:span text:style-name="T2">Random()</text:span><text:span text:style-name="T1">;</text:span><text:line-break/><text:span text:style-name="T1"> <text:s text:c="6"/></text:span><text:span text:style-name="T2">VectorC vector = </text:span><text:span text:style-name="T1">new </text:span><text:span text:style-name="T2">VectorC(</text:span><text:span text:style-name="T5">dimensions</text:span><text:span text:style-name="T2">)</text:span><text:span text:style-name="T1">;</text:span><text:line-break/><text:line-break/><text:span text:style-name="T1"> <text:s text:c="6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dimensions</text:span><text:span text:style-name="T1">; </text:span><text:span text:style-name="T2">i++){</text:span><text:line-break/><text:span text:style-name="T2"> <text:s text:c="10"/>vector.set(i</text:span><text:span text:style-name="T1">, </text:span><text:span text:style-name="T2">r.nextDouble())</text:span><text:span text:style-name="T1">;</text:span><text:line-break/><text:span text:style-name="T1"> <text:s text:c="6"/></text:span><text:span text:style-name="T2">}</text:span><text:line-break/><text:span text:style-name="T2"> <text:s text:c="6"/></text:span><text:span text:style-name="T1">return </text:span><text:span text:style-name="T2">vector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</text:span><text:span text:style-name="T2">VectorC </text:span><text:span text:style-name="T7">CognitiveAttraction</text:span><text:span text:style-name="T2">(){</text:span><text:line-break/><text:span text:style-name="T2"> <text:s text:c="7"/>VectorC cognitiveAttraction = </text:span><text:span text:style-name="T1">new </text:span><text:span text:style-name="T2">VectorC(</text:span><text:span text:style-name="T5">dimensions</text:span><text:span text:style-name="T2">)</text:span><text:span text:style-name="T1">;</text:span><text:line-break/><text:span text:style-name="T1"> <text:s text:c="7"/></text:span><text:span text:style-name="T2">VectorC cognitiveAttractionRand = RandomVector()</text:span><text:span text:style-name="T1">;</text:span><text:line-break/><text:span text:style-name="T1"> <text:s text:c="7"/>for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dimensions</text:span><text:span text:style-name="T1">; </text:span><text:span text:style-name="T2">i++){</text:span><text:line-break/><text:span text:style-name="T2"> <text:s text:c="11"/></text:span><text:span text:style-name="T8">//calculates the cognitive attraction of the paritcle using its best position and the random vector</text:span><text:line-break/><text:span text:style-name="T8"> <text:s text:c="11"/></text:span><text:span text:style-name="T2">cognitiveAttraction.set(i</text:span><text:span text:style-name="T1">, </text:span><text:span text:style-name="T2">cognitiveAttractionRand.get(i) * (</text:span><text:span text:style-name="T5">bestPosition</text:span><text:span text:style-name="T2">.get(i) - </text:span><text:span text:style-name="T5">position</text:span><text:span text:style-name="T2">.get(i))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return </text:span><text:span text:style-name="T2">cognitiveAttraction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/text:span><text:span text:style-name="T2">VectorC </text:span><text:span text:style-name="T7">SocialAtrraction</text:span><text:span text:style-name="T2">(VectorC globalBest){</text:span><text:line-break/><text:span text:style-name="T2"> <text:s text:c="7"/>VectorC socialAttraction = </text:span><text:span text:style-name="T1">new </text:span><text:span text:style-name="T2">VectorC(</text:span><text:span text:style-name="T5">dimensions</text:span><text:span text:style-name="T2">)</text:span><text:span text:style-name="T1">;</text:span><text:line-break/><text:span text:style-name="T1"> <text:s text:c="7"/></text:span><text:span text:style-name="T2">VectorC socialAttractionRand = RandomVector()</text:span><text:span text:style-name="T1">;</text:span><text:line-break/><text:span text:style-name="T1"> <text:s text:c="7"/>for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dimensions</text:span><text:span text:style-name="T1">; </text:span><text:span text:style-name="T2">i++){</text:span><text:line-break/><text:span text:style-name="T2"> <text:s text:c="11"/></text:span><text:span text:style-name="T8">//calculates the social attraction of the paritcle using the global best position and the random vector</text:span><text:line-break/><text:span text:style-name="T8"> <text:s text:c="11"/></text:span><text:span text:style-name="T2">socialAttraction.set(i</text:span><text:span text:style-name="T1">, </text:span><text:span text:style-name="T2">socialAttractionRand.get(i) * (globalBest.get(i) - </text:span><text:span text:style-name="T5">position</text:span><text:span text:style-name="T2">.get(i)))</text:span><text:span text:style-name="T1">;</text:span><text:line-break/><text:span text:style-name="T1"> <text:s text:c="11"/></text:span><text:span text:style-name="T2">}</text:span><text:line-break/><text:span text:style-name="T2"> <text:s text:c="7"/></text:span><text:span text:style-name="T1">return </text:span><text:span text:style-name="T2">socialAttraction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rivate <text:s/>void </text:span><text:span text:style-name="T7">updateVelocity</text:span><text:span text:style-name="T2">(VectorC globalBest) {</text:span><text:line-break/><text:span text:style-name="T2"> <text:s text:c="7"/></text:span><text:span text:style-name="T8">//updates the velocity of the particle</text:span><text:line-break/><text:line-break/><text:span text:style-name="T8"> <text:s text:c="7"/>//gets new random velocities for the vectors</text:span><text:line-break/><text:span text:style-name="T8"> <text:s text:c="7"/></text:span><text:span text:style-name="T2">VectorC cognitiveAttraction = CognitiveAttraction()</text:span><text:span text:style-name="T1">;</text:span><text:line-break/><text:span text:style-name="T1"> <text:s text:c="7"/></text:span><text:span text:style-name="T2">VectorC socialAttraction = SocialAtrraction(globalBest)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dimensions</text:span><text:span text:style-name="T1">; </text:span><text:span text:style-name="T2">i++) {</text:span><text:line-break/><text:span text:style-name="T2"> <text:s text:c="11"/></text:span><text:span text:style-name="T8">//calculates the new velocity of the particle</text:span><text:line-break/><text:span text:style-name="T8"> <text:s text:c="11"/></text:span><text:span text:style-name="T1">double </text:span><text:span text:style-name="T2">velocityValue = (</text:span><text:span text:style-name="T5">inertial </text:span><text:span text:style-name="T2">* </text:span><text:span text:style-name="T5">velocity</text:span><text:span text:style-name="T2">.get(i)) + (</text:span><text:span text:style-name="T5">cognitive </text:span><text:span text:style-name="T2">* cognitiveAttraction.get(i)) + (</text:span><text:span text:style-name="T5">social </text:span><text:span text:style-name="T2">* socialAttraction.get(i))</text:span><text:span text:style-name="T1">;</text:span><text:line-break/><text:span text:style-name="T1"> <text:s text:c="11"/></text:span><text:span text:style-name="T5">velocity</text:span><text:span text:style-name="T2">.set(i</text:span><text:span text:style-name="T1">, </text:span><text:span text:style-name="T2">getClampedVelocity(velocityValue))</text:span><text:span text:style-name="T1">;</text:span><text:line-break/><text:line-break/><text:span text:style-name="T1"> <text:s text:c="7"/></text:span><text:span text:style-name="T2">}</text:span><text:line-break/><text:span text:style-name="T2"> <text:s text:c="3"/>}</text:span><text:line-break/><text:span text:style-name="T2"> <text:s text:c="3"/></text:span><text:span text:style-name="T1">public <text:s/>void </text:span><text:span text:style-name="T7">updatePosition</text:span><text:span text:style-name="T2">(VectorC globalBest){</text:span><text:line-break/><text:span text:style-name="T2"> <text:s text:c="7"/></text:span><text:span text:style-name="T8">//updates the position of the particle</text:span><text:line-break/><text:span text:style-name="T8"> <text:s text:c="7"/></text:span><text:span text:style-name="T2">updateVelocity(globalBest)</text:span><text:span text:style-name="T1">;</text:span><text:line-break/><text:span text:style-name="T1"> <text:s text:c="7"/></text:span><text:span text:style-name="T8">//gets the new velocity of the paritcle</text:span><text:line-break/><text:span text:style-name="T8"> <text:s text:c="7"/></text:span><text:span text:style-name="T1">for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dimensions</text:span><text:span text:style-name="T1">; </text:span><text:span text:style-name="T2">i++){</text:span><text:line-break/><text:soft-page-break/><text:span text:style-name="T2"> <text:s text:c="11"/></text:span><text:span text:style-name="T8">//adds the position elemens to the velocity elements</text:span><text:line-break/><text:span text:style-name="T8"> <text:s text:c="11"/></text:span><text:span text:style-name="T1">double </text:span><text:span text:style-name="T2">value = </text:span><text:span text:style-name="T5">position</text:span><text:span text:style-name="T2">.get(i) + </text:span><text:span text:style-name="T5">velocity</text:span><text:span text:style-name="T2">.get(i)</text:span><text:span text:style-name="T1">;</text:span><text:line-break/><text:span text:style-name="T1"> <text:s text:c="11"/></text:span><text:span text:style-name="T8">//checks if the value is in bounds</text:span><text:line-break/><text:span text:style-name="T8"> <text:s text:c="11"/></text:span><text:span text:style-name="T1">if </text:span><text:span text:style-name="T2">(value &gt; </text:span><text:span text:style-name="T6">1.5</text:span><text:span text:style-name="T2">){</text:span><text:line-break/><text:span text:style-name="T2"> <text:s text:c="15"/>value = </text:span><text:span text:style-name="T6">1</text:span><text:span text:style-name="T1">;</text:span><text:line-break/><text:span text:style-name="T1"> <text:s text:c="11"/></text:span><text:span text:style-name="T2">}</text:span><text:line-break/><text:span text:style-name="T2"> <text:s text:c="11"/></text:span><text:span text:style-name="T1">else if </text:span><text:span text:style-name="T2">(value &lt; </text:span><text:span text:style-name="T6">0</text:span><text:span text:style-name="T2">){</text:span><text:line-break/><text:span text:style-name="T2"> <text:s text:c="15"/>value = </text:span><text:span text:style-name="T6">0</text:span><text:span text:style-name="T1">;</text:span><text:line-break/><text:span text:style-name="T1"> <text:s text:c="11"/></text:span><text:span text:style-name="T2">}</text:span><text:line-break/><text:span text:style-name="T2"> <text:s text:c="10"/>value = Math.</text:span><text:span text:style-name="T3">abs</text:span><text:span text:style-name="T2">(Math.</text:span><text:span text:style-name="T3">round</text:span><text:span text:style-name="T2">(value * </text:span><text:span text:style-name="T6">10.0</text:span><text:span text:style-name="T2">) / </text:span><text:span text:style-name="T6">10.0</text:span><text:span text:style-name="T2">)</text:span><text:span text:style-name="T1">;</text:span><text:line-break/><text:span text:style-name="T1"> <text:s text:c="11"/></text:span><text:span text:style-name="T5">position</text:span><text:span text:style-name="T2">.set(i</text:span><text:span text:style-name="T1">, </text:span><text:span text:style-name="T2">value)</text:span><text:span text:style-name="T1">;</text:span><text:line-break/><text:span text:style-name="T1"> <text:s text:c="7"/></text:span><text:span text:style-name="T2">}</text:span><text:line-break/><text:line-break/><text:line-break/><text:span text:style-name="T2"> <text:s text:c="3"/>}</text:span><text:line-break/><text:line-break/><text:line-break/><text:line-break/><text:span text:style-name="T2"> <text:s text:c="3"/></text:span><text:span text:style-name="T1">public double </text:span><text:span text:style-name="T7">GetPersonalBest</text:span><text:span text:style-name="T2">() {</text:span><text:line-break/><text:span text:style-name="T2"> <text:s text:c="7"/></text:span><text:span text:style-name="T1">return </text:span><text:span text:style-name="T5">personalBest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void </text:span><text:span text:style-name="T7">SetPersonalBest</text:span><text:span text:style-name="T2">(</text:span><text:span text:style-name="T1">double </text:span><text:span text:style-name="T2">personalBest) {</text:span><text:line-break/><text:span text:style-name="T2"> <text:s text:c="7"/></text:span><text:span text:style-name="T1">this</text:span><text:span text:style-name="T2">.</text:span><text:span text:style-name="T5">personalBest </text:span><text:span text:style-name="T2">= personalBest</text:span><text:span text:style-name="T1">;</text:span><text:line-break/><text:span text:style-name="T1"> <text:s text:c="3"/></text:span><text:span text:style-name="T2">} </text:span><text:span text:style-name="T8">//they will be dealt with in swarm class</text:span><text:line-break/><text:span text:style-name="T8"> <text:s text:c="3"/></text:span><text:span text:style-name="T1">public void </text:span><text:span text:style-name="T7">setFitness</text:span><text:span text:style-name="T2">(</text:span><text:span text:style-name="T1">double </text:span><text:span text:style-name="T2">fitness) {</text:span><text:line-break/><text:span text:style-name="T2"> <text:s text:c="7"/></text:span><text:span text:style-name="T1">this</text:span><text:span text:style-name="T2">.</text:span><text:span text:style-name="T5">fitness </text:span><text:span text:style-name="T2">= fitness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double </text:span><text:span text:style-name="T7">getFitness</text:span><text:span text:style-name="T2">() {</text:span><text:line-break/><text:span text:style-name="T2"> <text:s text:c="7"/></text:span><text:span text:style-name="T1">return </text:span><text:span text:style-name="T5">fitness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/text:span><text:span text:style-name="T2">VectorC </text:span><text:span text:style-name="T7">GetBestPosition</text:span><text:span text:style-name="T2">() {</text:span><text:line-break/><text:span text:style-name="T2"> <text:s text:c="7"/></text:span><text:span text:style-name="T1">return </text:span><text:span text:style-name="T5">bestPosition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/text:span><text:span text:style-name="T2">VectorC </text:span><text:span text:style-name="T7">getPosition</text:span><text:span text:style-name="T2">() {</text:span><text:line-break/><text:span text:style-name="T2"> <text:s text:c="7"/></text:span><text:span text:style-name="T1">return </text:span><text:span text:style-name="T5">position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void </text:span><text:span text:style-name="T7">evaluate</text:span><text:span text:style-name="T2">(){</text:span><text:line-break/><text:span text:style-name="T2"> <text:s text:c="7"/></text:span><text:span text:style-name="T8">//compares the fitness to the pb and sets the pb if the fitness is better</text:span><text:line-break/><text:span text:style-name="T8"> <text:s text:c="7"/></text:span><text:span text:style-name="T1">if</text:span><text:span text:style-name="T2">(</text:span><text:span text:style-name="T5">fitness </text:span><text:span text:style-name="T2">&lt; </text:span><text:span text:style-name="T5">personalBest</text:span><text:span text:style-name="T2">){</text:span><text:line-break/><text:span text:style-name="T2"> <text:s text:c="11"/></text:span><text:span text:style-name="T5">personalBest </text:span><text:span text:style-name="T2">= </text:span><text:span text:style-name="T5">fitness</text:span><text:span text:style-name="T1">;</text:span><text:line-break/><text:span text:style-name="T1"> <text:s text:c="11"/></text:span><text:span text:style-name="T5">bestPosition </text:span><text:span text:style-name="T2">= </text:span><text:span text:style-name="T5">position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}</text:span><text:line-break/></text:p>
      <text:p text:style-name="Standard"/>
      <text:p text:style-name="P2"><text:span text:style-name="T1">import </text:span><text:span text:style-name="T2">java.util.ArrayList</text:span><text:span text:style-name="T1">;</text:span><text:line-break/><text:span text:style-name="T1">import </text:span><text:span text:style-name="T2">java.util.Collections</text:span><text:span text:style-name="T1">;</text:span><text:line-break/><text:line-break/><text:span text:style-name="T1">public class </text:span><text:span text:style-name="T2">RandomSearch {</text:span><text:line-break/><text:span text:style-name="T2"> <text:s text:c="3"/></text:span><text:span text:style-name="T1">private static int </text:span><text:span text:style-name="T4">iterations</text:span><text:span text:style-name="T1">;</text:span><text:line-break/><text:span text:style-name="T1"> <text:s text:c="3"/>private static </text:span><text:span text:style-name="T2">Matrix </text:span><text:span text:style-name="T4">matrix</text:span><text:span text:style-name="T1">;</text:span><text:line-break/><text:span text:style-name="T1"> <text:s text:c="3"/>private static double</text:span><text:span text:style-name="T2">[] </text:span><text:span text:style-name="T4">distances </text:span><text:span text:style-name="T1">;</text:span><text:line-break/><text:span text:style-name="T1"> <text:s text:c="3"/>private static int </text:span><text:span text:style-name="T4">matrixSize</text:span><text:span text:style-name="T1">;</text:span><text:line-break/><text:line-break/><text:span text:style-name="T1"> <text:s text:c="3"/>public </text:span><text:span text:style-name="T7">RandomSearch</text:span><text:span text:style-name="T2">(</text:span><text:span text:style-name="T1">int </text:span><text:span text:style-name="T2">iterations</text:span><text:span text:style-name="T1">, </text:span><text:span text:style-name="T2">Matrix matrix){</text:span><text:line-break/><text:span text:style-name="T2"> <text:s text:c="7"/></text:span><text:span text:style-name="T1">this</text:span><text:span text:style-name="T2">.</text:span><text:span text:style-name="T4">iterations </text:span><text:span text:style-name="T2">= iterations</text:span><text:span text:style-name="T1">;</text:span><text:line-break/><text:span text:style-name="T1"> <text:s text:c="7"/>this</text:span><text:span text:style-name="T2">.</text:span><text:span text:style-name="T4">matrix </text:span><text:span text:style-name="T2">= matrix</text:span><text:span text:style-name="T1">;</text:span><text:line-break/><text:span text:style-name="T1"> <text:s text:c="7"/></text:span><text:span text:style-name="T4">matrixSize <text:s/></text:span><text:span text:style-name="T2">= matrix.GetMatrixSize()</text:span><text:span text:style-name="T1">;</text:span><text:line-break/><text:line-break/><text:span text:style-name="T1"> <text:s text:c="3"/></text:span><text:span text:style-name="T2">}</text:span><text:line-break/><text:span text:style-name="T2"> <text:s text:c="3"/></text:span><text:span text:style-name="T1">public static double </text:span><text:span text:style-name="T7">Iterate</text:span><text:span text:style-name="T2">(){</text:span><text:line-break/><text:span text:style-name="T2"> <text:s text:c="7"/></text:span><text:span text:style-name="T8">//iterates though a number of random routes, then returns the minimum distance from it</text:span><text:line-break/><text:span text:style-name="T8"> <text:s text:c="7"/></text:span><text:span text:style-name="T4">distances </text:span><text:span text:style-name="T2">= </text:span><text:span text:style-name="T1">new double </text:span><text:span text:style-name="T2">[</text:span><text:span text:style-name="T4">iterations</text:span><text:span text:style-name="T2">]</text:span><text:span text:style-name="T1">;</text:span><text:line-break/><text:span text:style-name="T1"> <text:s text:c="7"/></text:span><text:span text:style-name="T2">String[] routes = </text:span><text:span text:style-name="T1">new </text:span><text:span text:style-name="T2">String[</text:span><text:span text:style-name="T4">iterations</text:span><text:span text:style-name="T2">]</text:span><text:span text:style-name="T1">;</text:span><text:line-break/><text:span text:style-name="T1"> <text:s text:c="7"/></text:span><text:span text:style-name="T2">ArrayList&lt;Integer&gt; introute = </text:span><text:span text:style-name="T1">new </text:span><text:span text:style-name="T2">ArrayList&lt;Integer&gt;()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4">matrixSize</text:span><text:span text:style-name="T1">; </text:span><text:span text:style-name="T2">i ++){</text:span><text:line-break/><text:span text:style-name="T2"> <text:s text:c="11"/>introute.add(i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for </text:span><text:span text:style-name="T2">(</text:span><text:span text:style-name="T1">int </text:span><text:span text:style-name="T2">index = </text:span><text:span text:style-name="T6">0 </text:span><text:span text:style-name="T1">; </text:span><text:span text:style-name="T2">index &lt; </text:span><text:span text:style-name="T4">iterations</text:span><text:span text:style-name="T1">; </text:span><text:span text:style-name="T2">index ++){</text:span><text:line-break/><text:span text:style-name="T2"> <text:s text:c="11"/>Collections.</text:span><text:span text:style-name="T3">shuffle</text:span><text:span text:style-name="T2">(introute)</text:span><text:span text:style-name="T1">;</text:span><text:line-break/><text:span text:style-name="T1"> <text:s text:c="11"/></text:span><text:span text:style-name="T2">routes[index] = introute.toString()</text:span><text:span text:style-name="T1">;</text:span><text:line-break/><text:span text:style-name="T1"> <text:s text:c="11"/></text:span><text:span text:style-name="T4">distances</text:span><text:span text:style-name="T2">[index] = </text:span><text:span text:style-name="T4">matrix</text:span><text:span text:style-name="T2">.GetCostOfRoute(introute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double </text:span><text:span text:style-name="T2">minDistance = </text:span><text:span text:style-name="T4">distances</text:span><text:span text:style-name="T2">[</text:span><text:span text:style-name="T6">0</text:span><text:span text:style-name="T2">]</text:span><text:span text:style-name="T1">;</text:span><text:line-break/><text:span text:style-name="T1"> <text:s text:c="7"/>int </text:span><text:span text:style-name="T2">count <text:s/>= </text:span><text:span text:style-name="T6">0 </text:span><text:span text:style-name="T1">;</text:span><text:line-break/><text:span text:style-name="T1"> <text:s text:c="7"/>for </text:span><text:span text:style-name="T2">(</text:span><text:span text:style-name="T1">double </text:span><text:span text:style-name="T2">distance : </text:span><text:span text:style-name="T4">distances</text:span><text:span text:style-name="T2">){</text:span><text:line-break/><text:line-break/><text:span text:style-name="T2"> <text:s text:c="11"/></text:span><text:span text:style-name="T1">if</text:span><text:span text:style-name="T2">(minDistance &gt; distance){</text:span><text:line-break/><text:span text:style-name="T2"> <text:s text:c="15"/>System.</text:span><text:span text:style-name="T4">out</text:span><text:span text:style-name="T2">.println(</text:span><text:span text:style-name="T9">"new minimum found. Distance: "</text:span><text:span text:style-name="T2">+distance+ </text:span><text:span text:style-name="T9">" </text:span><text:span text:style-name="T1">\n</text:span><text:span text:style-name="T9">Route: " </text:span><text:span text:style-name="T2">+routes[count] <text:s/>)</text:span><text:span text:style-name="T1">;</text:span><text:line-break/><text:span text:style-name="T1"> <text:s text:c="15"/></text:span><text:span text:style-name="T2">System.</text:span><text:span text:style-name="T4">out</text:span><text:span text:style-name="T2">.println()</text:span><text:span text:style-name="T1">;</text:span><text:line-break/><text:span text:style-name="T1"> <text:s text:c="15"/></text:span><text:span text:style-name="T2">minDistance = distance</text:span><text:span text:style-name="T1">;</text:span><text:line-break/><text:span text:style-name="T1"> <text:s text:c="11"/></text:span><text:span text:style-name="T2">}</text:span><text:line-break/><text:span text:style-name="T2"> <text:s text:c="11"/>count ++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return </text:span><text:span text:style-name="T2">minDistance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static double</text:span><text:span text:style-name="T2">[] </text:span><text:span text:style-name="T7">GetDistances</text:span><text:span text:style-name="T2">(){</text:span><text:line-break/><text:span text:style-name="T2"> <text:s text:c="7"/></text:span><text:span text:style-name="T8">//returns the distances array after the iteration of them</text:span><text:line-break/><text:span text:style-name="T8"> <text:s text:c="7"/></text:span><text:span text:style-name="T1">return </text:span><text:span text:style-name="T4">distances</text:span><text:span text:style-name="T1">;</text:span><text:line-break/><text:span text:style-name="T1"> <text:s text:c="3"/></text:span><text:span text:style-name="T2">}</text:span><text:line-break/><text:line-break/><text:span text:style-name="T2">}</text:span><text:line-break/></text:p>
      <text:p text:style-name="Standard"/>
      <text:p text:style-name="P3"/>
      <text:p text:style-name="P2"><text:span text:style-name="T1">public class </text:span><text:span text:style-name="T2">Swarm {</text:span><text:line-break/><text:span text:style-name="T2"> <text:s text:c="3"/></text:span><text:span text:style-name="T1">private static double </text:span><text:span text:style-name="T4">globalBest </text:span><text:span text:style-name="T1">;</text:span><text:line-break/><text:span text:style-name="T1"> <text:s text:c="3"/>private static </text:span><text:span text:style-name="T2">VectorC </text:span><text:span text:style-name="T4">globalBestPosition</text:span><text:span text:style-name="T1">;</text:span><text:line-break/><text:span text:style-name="T1"> <text:s text:c="3"/>private static int </text:span><text:span text:style-name="T4">dimensions</text:span><text:span text:style-name="T1">;</text:span><text:line-break/><text:span text:style-name="T1"> <text:s text:c="3"/>private static int </text:span><text:span text:style-name="T4">iterations</text:span><text:span text:style-name="T1">;</text:span><text:line-break/><text:span text:style-name="T1"> <text:s text:c="3"/>private static int </text:span><text:span text:style-name="T4">particles</text:span><text:span text:style-name="T1">;</text:span><text:line-break/><text:span text:style-name="T1"> <text:s text:c="3"/>private static </text:span><text:span text:style-name="T2">Particle[] </text:span><text:span text:style-name="T4">swarm</text:span><text:span text:style-name="T1">; </text:span><text:span text:style-name="T8">//the swarm of particles</text:span><text:line-break/><text:span text:style-name="T8"> <text:s text:c="3"/></text:span><text:span text:style-name="T2">AntennaArray </text:span><text:span text:style-name="T5">aa </text:span><text:span text:style-name="T1">;</text:span><text:line-break/><text:span text:style-name="T1"> <text:s text:c="3"/>public </text:span><text:span text:style-name="T7">Swarm</text:span><text:span text:style-name="T2">(</text:span><text:span text:style-name="T1">int </text:span><text:span text:style-name="T2">dimensions</text:span><text:span text:style-name="T1">, int </text:span><text:span text:style-name="T2">iterations</text:span><text:span text:style-name="T1">, </text:span><text:span text:style-name="T2">AntennaArray aa){</text:span><text:line-break/><text:span text:style-name="T2"> <text:s text:c="7"/></text:span><text:span text:style-name="T1">this</text:span><text:span text:style-name="T2">.</text:span><text:span text:style-name="T4">dimensions </text:span><text:span text:style-name="T2">= dimensions</text:span><text:span text:style-name="T1">;</text:span><text:line-break/><text:span text:style-name="T1"> <text:s text:c="7"/>this</text:span><text:span text:style-name="T2">.</text:span><text:span text:style-name="T4">iterations </text:span><text:span text:style-name="T2">= iterations</text:span><text:span text:style-name="T1">;</text:span><text:line-break/><text:span text:style-name="T1"> <text:s text:c="6"/>this</text:span><text:span text:style-name="T2">.</text:span><text:span text:style-name="T4">particles </text:span><text:span text:style-name="T2">= </text:span><text:span text:style-name="T6">20 </text:span><text:span text:style-name="T2">+ (</text:span><text:span text:style-name="T1">int</text:span><text:span text:style-name="T2">)(Math.</text:span><text:span text:style-name="T3">sqrt</text:span><text:span text:style-name="T2">(dimensions))</text:span><text:span text:style-name="T1">;</text:span><text:line-break/><text:span text:style-name="T1"> <text:s text:c="4"/></text:span><text:span text:style-name="T8">// <text:s/>this.particles = 1;</text:span><text:line-break/><text:span text:style-name="T8"> <text:s text:c="7"/></text:span><text:span text:style-name="T1">this</text:span><text:span text:style-name="T2">.</text:span><text:span text:style-name="T5">aa <text:s/></text:span><text:span text:style-name="T2">= aa</text:span><text:span text:style-name="T1">; </text:span><text:span text:style-name="T8">//the antenna array</text:span><text:line-break/><text:span text:style-name="T8"> <text:s text:c="7"/></text:span><text:span text:style-name="T4">swarm </text:span><text:span text:style-name="T2">= </text:span><text:span text:style-name="T1">new </text:span><text:span text:style-name="T2">Particle[</text:span><text:span text:style-name="T4">particles</text:span><text:span text:style-name="T2">]</text:span><text:span text:style-name="T1">;</text:span><text:line-break/><text:span text:style-name="T1"> <text:s text:c="7"/>for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4">particles</text:span><text:span text:style-name="T1">; </text:span><text:span text:style-name="T2">i++){</text:span><text:line-break/><text:span text:style-name="T2"> <text:s text:c="11"/></text:span><text:span text:style-name="T4">swarm</text:span><text:span text:style-name="T2">[i] = </text:span><text:span text:style-name="T1">new </text:span><text:span text:style-name="T2">Particle(dimensions</text:span><text:span text:style-name="T1">,</text:span><text:span text:style-name="T2">aa)</text:span><text:span text:style-name="T1">;</text:span><text:line-break/><text:span text:style-name="T1"> <text:s text:c="11"/></text:span><text:span text:style-name="T4">swarm</text:span><text:span text:style-name="T2">[i].initialise(aa.bounds()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4">globalBestPosition </text:span><text:span text:style-name="T2">= </text:span><text:span text:style-name="T1">new </text:span><text:span text:style-name="T2">VectorC(dimensions)</text:span><text:span text:style-name="T1">;</text:span><text:line-break/><text:span text:style-name="T1"> <text:s text:c="7"/></text:span><text:span text:style-name="T4">globalBestPosition</text:span><text:span text:style-name="T2">.randomiseVector(aa.bounds())</text:span><text:span text:style-name="T1">;</text:span><text:line-break/><text:span text:style-name="T1"> <text:s text:c="5"/></text:span><text:span text:style-name="T8">// <text:s/>double[] best = new double[] {0.5,1.0,1.5};</text:span><text:line-break/><text:span text:style-name="T8"> <text:s text:c="7"/>//for (int i = 0; i &lt; dimensions; i++){</text:span><text:line-break/><text:span text:style-name="T8"> <text:s text:c="7"/>// <text:s text:c="3"/>globalBestPosition.set(i, best[i]);</text:span><text:line-break/><text:span text:style-name="T8"> <text:s text:c="4"/>// <text:s text:c="2"/>}</text:span><text:line-break/><text:span text:style-name="T8"> <text:s text:c="7"/></text:span><text:span text:style-name="T4">globalBest </text:span><text:span text:style-name="T2">= aa.evaluate(</text:span><text:span text:style-name="T4">globalBestPosition</text:span><text:span text:style-name="T2">.getVector())</text:span><text:span text:style-name="T1">;</text:span><text:line-break/><text:line-break/><text:span text:style-name="T1"> <text:s text:c="3"/></text:span><text:span text:style-name="T2">}</text:span><text:line-break/><text:span text:style-name="T2"> <text:s text:c="3"/></text:span><text:span text:style-name="T1">public void </text:span><text:span text:style-name="T7">run</text:span><text:span text:style-name="T2">() {</text:span><text:line-break/><text:span text:style-name="T2"> <text:s text:c="7"/></text:span><text:span text:style-name="T1"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4">iterations</text:span><text:span text:style-name="T1">; </text:span><text:span text:style-name="T2">i++) {</text:span><text:line-break/><text:span text:style-name="T2"> <text:s text:c="11"/></text:span><text:span text:style-name="T1">for </text:span><text:span text:style-name="T2">(</text:span><text:span text:style-name="T1">int </text:span><text:span text:style-name="T2">j = </text:span><text:span text:style-name="T6">0</text:span><text:span text:style-name="T1">; </text:span><text:span text:style-name="T2">j &lt; </text:span><text:span text:style-name="T4">particles</text:span><text:span text:style-name="T1">; </text:span><text:span text:style-name="T2">j++) {</text:span><text:line-break/><text:span text:style-name="T2"> <text:s text:c="15"/></text:span><text:span text:style-name="T4">swarm</text:span><text:span text:style-name="T2">[j].updatePosition(</text:span><text:span text:style-name="T4">globalBestPosition</text:span><text:span text:style-name="T2">)</text:span><text:span text:style-name="T1">;</text:span><text:line-break/><text:span text:style-name="T1"> <text:s text:c="15"/></text:span><text:span text:style-name="T2">evaluate(j)</text:span><text:span text:style-name="T1">;</text:span><text:line-break/><text:span text:style-name="T1"> <text:s text:c="15"/>if </text:span><text:span text:style-name="T2">(</text:span><text:span text:style-name="T4">swarm</text:span><text:span text:style-name="T2">[j].GetPersonalBest() &lt; </text:span><text:span text:style-name="T4">globalBest</text:span><text:span text:style-name="T2">) {</text:span><text:line-break/><text:span text:style-name="T2"> <text:s text:c="19"/></text:span><text:span text:style-name="T4">globalBest </text:span><text:span text:style-name="T2">= </text:span><text:span text:style-name="T4">swarm</text:span><text:span text:style-name="T2">[j].GetPersonalBest()</text:span><text:span text:style-name="T1">;</text:span><text:line-break/><text:span text:style-name="T1"> <text:s text:c="19"/></text:span><text:span text:style-name="T4">globalBestPosition </text:span><text:span text:style-name="T2">= </text:span><text:span text:style-name="T4">swarm</text:span><text:span text:style-name="T2">[j].GetBestPosition()</text:span><text:span text:style-name="T1">;</text:span><text:line-break/><text:span text:style-name="T1"> <text:s text:c="19"/></text:span><text:span text:style-name="T2">evaluate(j)</text:span><text:span text:style-name="T1">;</text:span><text:line-break/><text:span text:style-name="T1"> <text:s text:c="19"/></text:span><text:span text:style-name="T2">System.</text:span><text:span text:style-name="T4">out</text:span><text:span text:style-name="T2">.println( </text:span><text:span text:style-name="T4">globalBest</text:span><text:span text:style-name="T2">)</text:span><text:span text:style-name="T1">;</text:span><text:line-break/><text:span text:style-name="T1"> <text:s text:c="15"/></text:span><text:span text:style-name="T2">}</text:span><text:line-break/><text:span text:style-name="T2"> <text:s text:c="11"/>}</text:span><text:line-break/><text:line-break/><text:span text:style-name="T2"> <text:s text:c="7"/>}</text:span><text:line-break/><text:span text:style-name="T2"> <text:s text:c="7"/></text:span><text:span text:style-name="T1">if</text:span><text:span text:style-name="T2">(</text:span><text:span text:style-name="T4">globalBest </text:span><text:span text:style-name="T2">== Double.</text:span><text:span text:style-name="T4">MAX_VALUE</text:span><text:span text:style-name="T2">){</text:span><text:line-break/><text:span text:style-name="T2"> <text:s text:c="11"/>System.</text:span><text:span text:style-name="T4">out</text:span><text:span text:style-name="T2">.println(</text:span><text:span text:style-name="T9">"No solution found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else </text:span><text:span text:style-name="T2">{</text:span><text:line-break/><text:line-break/><text:span text:style-name="T2"> <text:s text:c="11"/>System.</text:span><text:span text:style-name="T4">out</text:span><text:span text:style-name="T2">.println(</text:span><text:span text:style-name="T9">"Global Best: " </text:span><text:span text:style-name="T2">+ </text:span><text:span text:style-name="T4">globalBest</text:span><text:span text:style-name="T2">)</text:span><text:span text:style-name="T1">;</text:span><text:line-break/><text:span text:style-name="T1"> <text:s text:c="11"/>for </text:span><text:span text:style-name="T2">(</text:span><text:span text:style-name="T1">double </text:span><text:span text:style-name="T2">i : </text:span><text:span text:style-name="T4">globalBestPosition</text:span><text:span text:style-name="T2">.getVector()) {</text:span><text:line-break/><text:span text:style-name="T2"> <text:s text:c="15"/>System.</text:span><text:span text:style-name="T4">out</text:span><text:span text:style-name="T2">.print(i + </text:span><text:span text:style-name="T9">" "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3"/>}</text:span><text:line-break/><text:span text:style-name="T2"> <text:s text:c="3"/></text:span><text:span text:style-name="T1">public void </text:span><text:span text:style-name="T7">evaluate</text:span><text:span text:style-name="T2">(</text:span><text:span text:style-name="T1">int </text:span><text:span text:style-name="T2">index){</text:span><text:line-break/><text:span text:style-name="T2"> <text:s text:c="3"/></text:span><text:span text:style-name="T4">swarm</text:span><text:span text:style-name="T2">[index].setFitness(</text:span><text:span text:style-name="T5">aa</text:span><text:span text:style-name="T2">.evaluate(</text:span><text:span text:style-name="T4">swarm</text:span><text:span text:style-name="T2">[index].getPosition().getVector()))</text:span><text:span text:style-name="T1">;</text:span><text:line-break/><text:span text:style-name="T1"> <text:s text:c="3"/></text:span><text:span text:style-name="T8">//gets the fitness of the swarm</text:span><text:line-break/><text:span text:style-name="T8"> <text:s text:c="7"/></text:span><text:span text:style-name="T4">swarm</text:span><text:span text:style-name="T2">[index].evaluate()</text:span><text:span text:style-name="T1">;</text:span><text:line-break/><text:line-break/><text:span text:style-name="T1"> <text:s text:c="3"/></text:span><text:span text:style-name="T2">}</text:span><text:line-break/><text:span text:style-name="T2"> <text:s text:c="3"/>}</text:span><text:line-break/><text:line-break/><text:soft-page-break/><text:line-break/><text:line-break/><text:line-break/><text:line-break/></text:p>
      <text:p text:style-name="Standard"/>
      <text:p text:style-name="P2"><text:span text:style-name="T1">import </text:span><text:span text:style-name="T2">java.util.Random</text:span><text:span text:style-name="T1">;</text:span><text:line-break/><text:span text:style-name="T1">public class </text:span><text:span text:style-name="T2">VectorC {</text:span><text:line-break/><text:span text:style-name="T2"> <text:s text:c="3"/></text:span><text:span text:style-name="T1">private <text:s/>int </text:span><text:span text:style-name="T5">dimensions</text:span><text:span text:style-name="T1">;</text:span><text:line-break/><text:span text:style-name="T1"> <text:s text:c="3"/>private <text:s text:c="2"/>double</text:span><text:span text:style-name="T2">[] </text:span><text:span text:style-name="T5">vector</text:span><text:span text:style-name="T1">;</text:span><text:line-break/><text:span text:style-name="T1"> <text:s text:c="3"/>public </text:span><text:span text:style-name="T7">VectorC</text:span><text:span text:style-name="T2">(</text:span><text:span text:style-name="T1">int </text:span><text:span text:style-name="T2">dimensions){</text:span><text:line-break/><text:span text:style-name="T2"> <text:s text:c="7"/></text:span><text:span text:style-name="T1">this</text:span><text:span text:style-name="T2">.</text:span><text:span text:style-name="T5">dimensions </text:span><text:span text:style-name="T2">= dimensions</text:span><text:span text:style-name="T1">;</text:span><text:line-break/><text:span text:style-name="T1"> <text:s text:c="7"/></text:span><text:span text:style-name="T5">vector </text:span><text:span text:style-name="T2">= </text:span><text:span text:style-name="T1">new double</text:span><text:span text:style-name="T2">[dimensions]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text:s/>void </text:span><text:span text:style-name="T7">set</text:span><text:span text:style-name="T2">(</text:span><text:span text:style-name="T1">int </text:span><text:span text:style-name="T2">index</text:span><text:span text:style-name="T1">, double </text:span><text:span text:style-name="T2">value){</text:span><text:line-break/><text:span text:style-name="T2"> <text:s text:c="7"/></text:span><text:span text:style-name="T5">vector</text:span><text:span text:style-name="T2">[index] = value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text:s/>double </text:span><text:span text:style-name="T7">get</text:span><text:span text:style-name="T2">(</text:span><text:span text:style-name="T1">int </text:span><text:span text:style-name="T2">index){</text:span><text:line-break/><text:span text:style-name="T2"> <text:s text:c="7"/></text:span><text:span text:style-name="T1">return </text:span><text:span text:style-name="T5">vector</text:span><text:span text:style-name="T2">[index]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double</text:span><text:span text:style-name="T2">[] </text:span><text:span text:style-name="T7">getVector</text:span><text:span text:style-name="T2">(){</text:span><text:line-break/><text:span text:style-name="T2"> <text:s text:c="7"/></text:span><text:span text:style-name="T1">return </text:span><text:span text:style-name="T5">vector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text:s/>void </text:span><text:span text:style-name="T7">randomiseVector</text:span><text:span text:style-name="T2">(</text:span><text:span text:style-name="T1">double</text:span><text:span text:style-name="T2">[][] bounds){</text:span><text:line-break/><text:span text:style-name="T2"> <text:s text:c="7"/>Random r = </text:span><text:span text:style-name="T1">new </text:span><text:span text:style-name="T2">Random()</text:span><text:span text:style-name="T1">;</text:span><text:line-break/><text:span text:style-name="T1"> <text:s text:c="7"/>double</text:span><text:span text:style-name="T2">[] randomVector = </text:span><text:span text:style-name="T1">new double</text:span><text:span text:style-name="T2">[</text:span><text:span text:style-name="T5">dimensions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dimensions</text:span><text:span text:style-name="T1">; </text:span><text:span text:style-name="T2">i++){</text:span><text:line-break/><text:span text:style-name="T2"> <text:s text:c="8"/></text:span><text:span text:style-name="T1">double </text:span><text:span text:style-name="T2">min = bounds[i][</text:span><text:span text:style-name="T6">0</text:span><text:span text:style-name="T2">]</text:span><text:span text:style-name="T1">;</text:span><text:line-break/><text:span text:style-name="T1"> <text:s text:c="9"/>double </text:span><text:span text:style-name="T2">max = bounds[i][</text:span><text:span text:style-name="T6">1</text:span><text:span text:style-name="T2">]</text:span><text:span text:style-name="T1">;</text:span><text:line-break/><text:span text:style-name="T1"> <text:s text:c="11"/>double </text:span><text:span text:style-name="T2">random = min + r.nextDouble() * (max - min)</text:span><text:span text:style-name="T1">;</text:span><text:line-break/><text:span text:style-name="T1"> <text:s text:c="11"/></text:span><text:span text:style-name="T8">//rounds the random number to 2 decimal places</text:span><text:line-break/><text:span text:style-name="T8"> <text:s text:c="9"/>// <text:s/>random = Math.round(random * 100.00) / 100.00;</text:span><text:line-break/><text:span text:style-name="T8"> <text:s text:c="11"/></text:span><text:span text:style-name="T2">randomVector[i] = random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5">vector </text:span><text:span text:style-name="T2">= randomVector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text:s/>void </text:span><text:span text:style-name="T7">randomVector</text:span><text:span text:style-name="T2">(){</text:span><text:line-break/><text:span text:style-name="T2"> <text:s text:c="7"/></text:span><text:span text:style-name="T8">//returns a random vector that is between 0 and 1</text:span><text:line-break/><text:span text:style-name="T8"> <text:s text:c="7"/></text:span><text:span text:style-name="T2">Random r = </text:span><text:span text:style-name="T1">new </text:span><text:span text:style-name="T2">Random()</text:span><text:span text:style-name="T1">;</text:span><text:line-break/><text:span text:style-name="T1"> <text:s text:c="7"/>double</text:span><text:span text:style-name="T2">[] randomVector = </text:span><text:span text:style-name="T1">new double</text:span><text:span text:style-name="T2">[</text:span><text:span text:style-name="T5">dimensions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6">0</text:span><text:span text:style-name="T1">; </text:span><text:span text:style-name="T2">i &lt; </text:span><text:span text:style-name="T5">dimensions</text:span><text:span text:style-name="T1">; </text:span><text:span text:style-name="T2">i++){</text:span><text:line-break/><text:span text:style-name="T2"> <text:s text:c="11"/>randomVector[i] = r.nextDouble(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5">vector </text:span><text:span text:style-name="T2">= randomVector</text:span><text:span text:style-name="T1">;</text:span><text:line-break/><text:span text:style-name="T1"> <text:s text:c="3"/></text:span><text:span text:style-name="T2">}</text:span><text:line-break/><text:line-break/><text:span text:style-name="T2">}</text:span><text:line-break/></text:p>
      <text:p text:style-name="Standard"/>
      <text:p text:style-name="P2"><text:span text:style-name="T1">import </text:span><text:span text:style-name="T2">java.util.*</text:span><text:span text:style-name="T1">;</text:span><text:line-break/><text:line-break/><text:span text:style-name="T11">/** Antenna array design problem */</text:span><text:line-break/><text:span text:style-name="T1">public class </text:span><text:span text:style-name="T2">AntennaArray {</text:span><text:line-break/><text:span text:style-name="T2"> <text:s text:c="3"/></text:span><text:span text:style-name="T11">/** Minimum spacing permitted between antennae. */</text:span><text:line-break/><text:span text:style-name="T11"> <text:s text:c="3"/></text:span><text:span text:style-name="T1">public <text:s/>final double </text:span><text:span text:style-name="T5">MIN_SPACING </text:span><text:span text:style-name="T2">= </text:span><text:span text:style-name="T6">0.25</text:span><text:span text:style-name="T1">;</text:span><text:line-break/><text:line-break/><text:span text:style-name="T1"> <text:s text:c="3"/></text:span><text:span text:style-name="T11">/**</text:span><text:line-break/><text:span text:style-name="T11"> <text:s text:c="4"/>* Construct an antenna design problem.</text:span><text:line-break/><text:span text:style-name="T11"> <text:s text:c="4"/>* </text:span><text:span text:style-name="T12">@param </text:span><text:span text:style-name="T13">n_ant </text:span><text:span text:style-name="T11">Number of antennae in our array.</text:span><text:line-break/><text:span text:style-name="T11"> <text:s text:c="4"/>* </text:span><text:span text:style-name="T12">@param </text:span><text:span text:style-name="T13">steering_ang </text:span><text:span text:style-name="T11">Desired direction of the main beam in degrees.</text:span><text:line-break/><text:span text:style-name="T11"> <text:s text:c="4"/>*/</text:span><text:line-break/><text:span text:style-name="T11"> <text:s text:c="3"/></text:span><text:span text:style-name="T1">public </text:span><text:span text:style-name="T7">AntennaArray</text:span><text:span text:style-name="T2">(</text:span><text:span text:style-name="T1">int </text:span><text:span text:style-name="T2">n_ant</text:span><text:span text:style-name="T1">,double </text:span><text:span text:style-name="T2">steering_ang) {</text:span><text:line-break/><text:span text:style-name="T2"> <text:s text:c="7"/></text:span><text:span text:style-name="T5">n_antennae </text:span><text:span text:style-name="T2">= n_ant</text:span><text:span text:style-name="T1">;</text:span><text:line-break/><text:span text:style-name="T1"> <text:s text:c="7"/></text:span><text:span text:style-name="T5">steering_angle </text:span><text:span text:style-name="T2">= steering_ang</text:span><text:span text:style-name="T1">;</text:span><text:line-break/><text:span text:style-name="T1"> <text:s text:c="3"/></text:span><text:span text:style-name="T2">}</text:span><text:line-break/><text:span text:style-name="T2"> <text:s/></text:span><text:span text:style-name="T11">/**</text:span><text:line-break/><text:span text:style-name="T11"> <text:s text:c="2"/>* Rectangular bounds on the search space.</text:span><text:line-break/><text:span text:style-name="T11"> <text:s text:c="2"/>* </text:span><text:span text:style-name="T12">@return </text:span><text:span text:style-name="T11">Vector b such that b[i][0] is the minimum permissible value of the</text:span><text:line-break/><text:span text:style-name="T11"> <text:s text:c="2"/>* ith solution component and b[i][1] is the maximum.</text:span><text:line-break/><text:span text:style-name="T11"> <text:s text:c="2"/>*/</text:span><text:line-break/><text:span text:style-name="T11"> <text:s text:c="3"/></text:span><text:span text:style-name="T1">public <text:s/>double</text:span><text:span text:style-name="T2">[][] </text:span><text:span text:style-name="T7">bounds</text:span><text:span text:style-name="T2">() {</text:span><text:line-break/><text:span text:style-name="T2"> <text:s text:c="7"/></text:span><text:span text:style-name="T1">double</text:span><text:span text:style-name="T2">[][] bnds = </text:span><text:span text:style-name="T1">new double</text:span><text:span text:style-name="T2">[</text:span><text:span text:style-name="T5">n_antennae</text:span><text:span text:style-name="T2">][</text:span><text:span text:style-name="T6">2</text:span><text:span text:style-name="T2">]</text:span><text:span text:style-name="T1">;</text:span><text:line-break/><text:span text:style-name="T1"> <text:s text:c="7"/>double</text:span><text:span text:style-name="T2">[] dim_bnd = {</text:span><text:span text:style-name="T6">0.0</text:span><text:span text:style-name="T1">,</text:span><text:span text:style-name="T2">((</text:span><text:span text:style-name="T1">double</text:span><text:span text:style-name="T2">)</text:span><text:span text:style-name="T5">n_antennae</text:span><text:span text:style-name="T2">)/</text:span><text:span text:style-name="T6">2.0</text:span><text:span text:style-name="T2">}</text:span><text:span text:style-name="T1">;</text:span><text:line-break/><text:span text:style-name="T1"> <text:s text:c="7"/>for</text:span><text:span text:style-name="T2">(</text:span><text:span text:style-name="T1">int </text:span><text:span text:style-name="T2">i = </text:span><text:span text:style-name="T6">0</text:span><text:span text:style-name="T1">;</text:span><text:span text:style-name="T2">i&lt;</text:span><text:span text:style-name="T5">n_antennae</text:span><text:span text:style-name="T1">;</text:span><text:span text:style-name="T2">++i)</text:span><text:line-break/><text:span text:style-name="T2"> <text:s text:c="11"/>bnds[i] = dim_bnd</text:span><text:span text:style-name="T1">;</text:span><text:line-break/><text:span text:style-name="T1"> <text:s text:c="7"/>return </text:span><text:span text:style-name="T2">bnds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1">/**</text:span><text:line-break/><text:span text:style-name="T11"> <text:s text:c="4"/>* Check whether an antenna design lies within the problem's feasible</text:span><text:line-break/><text:span text:style-name="T11"> <text:s text:c="4"/>* region.</text:span><text:line-break/><text:span text:style-name="T11"> <text:s text:c="4"/>* A design is a vector of n_antennae anntena placements.</text:span><text:line-break/><text:span text:style-name="T11"> <text:s text:c="4"/>* A placement is a distance from the left hand side of the antenna array.</text:span><text:line-break/><text:span text:style-name="T11"> <text:s text:c="4"/>* A valid placement is one in which</text:span><text:line-break/><text:span text:style-name="T11"> <text:s text:c="4"/>* <text:s text:c="2"/>1) all antennae are separated by at least MIN_SPACING</text:span><text:line-break/><text:span text:style-name="T11"> <text:s text:c="4"/>* <text:s text:c="2"/>2) the aperture size (the maximum element of the array) is exactly</text:span><text:line-break/><text:span text:style-name="T11"> <text:s text:c="4"/>* <text:s text:c="5"/>n_antennae/2.</text:span><text:line-break/><text:span text:style-name="T11"> <text:s text:c="4"/>*/</text:span><text:line-break/><text:span text:style-name="T11"> <text:s text:c="3"/></text:span><text:span text:style-name="T1">public <text:s/>boolean </text:span><text:span text:style-name="T7">is_valid</text:span><text:span text:style-name="T2">(</text:span><text:span text:style-name="T1">double</text:span><text:span text:style-name="T2">[] design) {</text:span><text:line-break/><text:span text:style-name="T2"> <text:s text:c="7"/></text:span><text:span text:style-name="T1">if</text:span><text:span text:style-name="T2">(design.</text:span><text:span text:style-name="T5">length </text:span><text:span text:style-name="T2">!= </text:span><text:span text:style-name="T5">n_antennae</text:span><text:span text:style-name="T2">) </text:span><text:span text:style-name="T1">return false;</text:span><text:line-break/><text:span text:style-name="T1"> <text:s text:c="7"/>double</text:span><text:span text:style-name="T2">[] des = </text:span><text:span text:style-name="T1">new double</text:span><text:span text:style-name="T2">[design.</text:span><text:span text:style-name="T5">length</text:span><text:span text:style-name="T2">]</text:span><text:span text:style-name="T1">;</text:span><text:line-break/><text:span text:style-name="T1"> <text:s text:c="7"/></text:span><text:span text:style-name="T2">System.</text:span><text:span text:style-name="T3">arraycopy</text:span><text:span text:style-name="T2">(design</text:span><text:span text:style-name="T1">,</text:span><text:span text:style-name="T6">0</text:span><text:span text:style-name="T1">,</text:span><text:span text:style-name="T2">des</text:span><text:span text:style-name="T1">,</text:span><text:span text:style-name="T6">0</text:span><text:span text:style-name="T1">,</text:span><text:span text:style-name="T2">design.</text:span><text:span text:style-name="T5">length</text:span><text:span text:style-name="T2">)</text:span><text:span text:style-name="T1">;</text:span><text:line-break/><text:span text:style-name="T1"> <text:s text:c="7"/></text:span><text:span text:style-name="T2">Arrays.</text:span><text:span text:style-name="T3">sort</text:span><text:span text:style-name="T2">(des)</text:span><text:span text:style-name="T1">;</text:span><text:line-break/><text:line-break/><text:span text:style-name="T1"> <text:s text:c="7"/></text:span><text:span text:style-name="T8">//Aperture size is exactly n_antennae/2</text:span><text:line-break/><text:span text:style-name="T8"> <text:s text:c="7"/></text:span><text:span text:style-name="T1">if</text:span><text:span text:style-name="T2">(Math.</text:span><text:span text:style-name="T3">abs</text:span><text:span text:style-name="T2">(des[des.</text:span><text:span text:style-name="T5">length </text:span><text:span text:style-name="T2">- </text:span><text:span text:style-name="T6">1</text:span><text:span text:style-name="T2">] - ((</text:span><text:span text:style-name="T1">double</text:span><text:span text:style-name="T2">)</text:span><text:span text:style-name="T5">n_antennae</text:span><text:span text:style-name="T2">) / </text:span><text:span text:style-name="T6">2.0</text:span><text:span text:style-name="T2">)&gt;</text:span><text:span text:style-name="T6">1e-10</text:span><text:span text:style-name="T2">)</text:span><text:line-break/><text:span text:style-name="T2"> <text:s text:c="11"/></text:span><text:span text:style-name="T1">return false;</text:span><text:line-break/><text:span text:style-name="T1"> <text:s text:c="7"/></text:span><text:span text:style-name="T8">//All antennae lie within the problem bounds</text:span><text:line-break/><text:span text:style-name="T8"> <text:s text:c="7"/></text:span><text:span text:style-name="T1">for</text:span><text:span text:style-name="T2">(</text:span><text:span text:style-name="T1">int </text:span><text:span text:style-name="T2">i = </text:span><text:span text:style-name="T6">0</text:span><text:span text:style-name="T1">;</text:span><text:span text:style-name="T2">i&lt;des.</text:span><text:span text:style-name="T5">length</text:span><text:span text:style-name="T2">-</text:span><text:span text:style-name="T6">1</text:span><text:span text:style-name="T1">;</text:span><text:span text:style-name="T2">++i)</text:span><text:line-break/><text:span text:style-name="T2"> <text:s text:c="11"/></text:span><text:span text:style-name="T1">if</text:span><text:span text:style-name="T2">(des[i] &lt; bounds()[i][</text:span><text:span text:style-name="T6">0</text:span><text:span text:style-name="T2">] || des[i] &gt; bounds()[i][</text:span><text:span text:style-name="T6">1</text:span><text:span text:style-name="T2">] )</text:span><text:line-break/><text:span text:style-name="T2"> <text:s text:c="15"/></text:span><text:span text:style-name="T1">return false;</text:span><text:line-break/><text:span text:style-name="T1"> <text:s text:c="7"/></text:span><text:span text:style-name="T8">//All antennae are separated by at least MIN_SPACING</text:span><text:line-break/><text:span text:style-name="T8"> <text:s text:c="7"/></text:span><text:span text:style-name="T1">for</text:span><text:span text:style-name="T2">(</text:span><text:span text:style-name="T1">int </text:span><text:span text:style-name="T2">i = </text:span><text:span text:style-name="T6">0</text:span><text:span text:style-name="T1">;</text:span><text:span text:style-name="T2">i&lt;des.</text:span><text:span text:style-name="T5">length</text:span><text:span text:style-name="T2">-</text:span><text:span text:style-name="T6">1</text:span><text:span text:style-name="T1">;</text:span><text:span text:style-name="T2">++i)</text:span><text:line-break/><text:span text:style-name="T2"> <text:s text:c="11"/></text:span><text:span text:style-name="T1">if</text:span><text:span text:style-name="T2">(des[i+</text:span><text:span text:style-name="T6">1</text:span><text:span text:style-name="T2">] - des[i] &lt; </text:span><text:span text:style-name="T5">MIN_SPACING</text:span><text:span text:style-name="T2">)</text:span><text:line-break/><text:span text:style-name="T2"> <text:s text:c="15"/></text:span><text:span text:style-name="T1">return false;</text:span><text:line-break/><text:span text:style-name="T1"> <text:s text:c="7"/>return true;</text:span><text:line-break/><text:span text:style-name="T1"> <text:s text:c="3"/></text:span><text:span text:style-name="T2">}</text:span><text:line-break/><text:span text:style-name="T2"> <text:s text:c="3"/></text:span><text:span text:style-name="T11">/**</text:span><text:line-break/><text:span text:style-name="T11"> <text:s text:c="4"/>* Evaluate an antenna design returning peak SSL.</text:span><text:line-break/><text:span text:style-name="T11"> <text:s text:c="4"/>* Designs which violate problem constraints will be penalised with extremely</text:span><text:line-break/><text:span text:style-name="T11"> <text:s text:c="4"/>* high costs.</text:span><text:line-break/><text:soft-page-break/><text:span text:style-name="T11"> <text:s text:c="4"/>* </text:span><text:span text:style-name="T12">@param </text:span><text:span text:style-name="T13">design </text:span><text:span text:style-name="T11">A valid antenna array design.</text:span><text:line-break/><text:span text:style-name="T11"> <text:s text:c="4"/>*/</text:span><text:line-break/><text:span text:style-name="T11"> <text:s text:c="3"/></text:span><text:span text:style-name="T1">public <text:s/>double </text:span><text:span text:style-name="T7">evaluate</text:span><text:span text:style-name="T2">(</text:span><text:span text:style-name="T1">double</text:span><text:span text:style-name="T2">[] design) {</text:span><text:line-break/><text:span text:style-name="T2"> <text:s text:c="7"/></text:span><text:span text:style-name="T1">if</text:span><text:span text:style-name="T2">(design.</text:span><text:span text:style-name="T5">length </text:span><text:span text:style-name="T2">!= </text:span><text:span text:style-name="T5">n_antennae</text:span><text:span text:style-name="T2">)</text:span><text:line-break/><text:span text:style-name="T2"> <text:s text:c="11"/></text:span><text:span text:style-name="T1">throw new </text:span><text:span text:style-name="T2">RuntimeException(</text:span><text:line-break/><text:span text:style-name="T2"> <text:s text:c="19"/></text:span><text:span text:style-name="T9">"AntennaArray::evaluate called on design of the wrong size. Expected: " </text:span><text:span text:style-name="T2">+ </text:span><text:span text:style-name="T5">n_antennae </text:span><text:span text:style-name="T2">+</text:span><text:line-break/><text:span text:style-name="T2"> <text:s text:c="19"/></text:span><text:span text:style-name="T9">". Actual: " </text:span><text:span text:style-name="T2">+</text:span><text:line-break/><text:span text:style-name="T2"> <text:s text:c="19"/>design.</text:span><text:span text:style-name="T5">length</text:span><text:line-break/><text:span text:style-name="T5"> <text:s text:c="11"/></text:span><text:span text:style-name="T2">)</text:span><text:span text:style-name="T1">;</text:span><text:line-break/><text:span text:style-name="T1"> <text:s text:c="7"/>if</text:span><text:span text:style-name="T2">(!is_valid(design)) </text:span><text:span text:style-name="T1">return </text:span><text:span text:style-name="T2">Double.</text:span><text:span text:style-name="T4">MAX_VALUE</text:span><text:span text:style-name="T1">;</text:span><text:line-break/><text:line-break/><text:span text:style-name="T1"> <text:s text:c="7"/>class </text:span><text:span text:style-name="T2">PowerPeak {</text:span><text:line-break/><text:span text:style-name="T2"> <text:s text:c="11"/></text:span><text:span text:style-name="T1">public double </text:span><text:span text:style-name="T5">elevation</text:span><text:span text:style-name="T1">;</text:span><text:line-break/><text:span text:style-name="T1"> <text:s text:c="11"/>public double </text:span><text:span text:style-name="T5">power</text:span><text:span text:style-name="T1">;</text:span><text:line-break/><text:line-break/><text:span text:style-name="T1"> <text:s text:c="11"/>public </text:span><text:span text:style-name="T7">PowerPeak</text:span><text:span text:style-name="T2">(</text:span><text:span text:style-name="T1">double </text:span><text:span text:style-name="T2">e</text:span><text:span text:style-name="T1">,double </text:span><text:span text:style-name="T2">p){</text:span><text:line-break/><text:span text:style-name="T2"> <text:s text:c="15"/></text:span><text:span text:style-name="T5">elevation </text:span><text:span text:style-name="T2">= e</text:span><text:span text:style-name="T1">;</text:span><text:line-break/><text:span text:style-name="T1"> <text:s text:c="15"/></text:span><text:span text:style-name="T5">power </text:span><text:span text:style-name="T2">= p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line-break/><text:span text:style-name="T2"> <text:s text:c="7"/></text:span><text:span text:style-name="T8">//Find all the peaks in power</text:span><text:line-break/><text:span text:style-name="T8"> <text:s text:c="7"/></text:span><text:span text:style-name="T2">List&lt;PowerPeak&gt; peaks = </text:span><text:span text:style-name="T1">new </text:span><text:span text:style-name="T2">ArrayList&lt;PowerPeak&gt;()</text:span><text:span text:style-name="T1">;</text:span><text:line-break/><text:span text:style-name="T1"> <text:s text:c="7"/></text:span><text:span text:style-name="T2">PowerPeak prev = </text:span><text:span text:style-name="T1">new </text:span><text:span text:style-name="T2">PowerPeak(</text:span><text:span text:style-name="T6">0.0</text:span><text:span text:style-name="T1">,</text:span><text:span text:style-name="T2">Double.</text:span><text:span text:style-name="T4">MIN_VALUE</text:span><text:span text:style-name="T2">)</text:span><text:span text:style-name="T1">;</text:span><text:line-break/><text:span text:style-name="T1"> <text:s text:c="7"/></text:span><text:span text:style-name="T2">PowerPeak current = </text:span><text:span text:style-name="T1">new </text:span><text:span text:style-name="T2">PowerPeak(</text:span><text:span text:style-name="T6">0.0</text:span><text:span text:style-name="T1">,</text:span><text:span text:style-name="T2">array_factor(design</text:span><text:span text:style-name="T1">,</text:span><text:span text:style-name="T6">0.0</text:span><text:span text:style-name="T2">))</text:span><text:span text:style-name="T1">;</text:span><text:line-break/><text:span text:style-name="T1"> <text:s text:c="7"/>for</text:span><text:span text:style-name="T2">(</text:span><text:span text:style-name="T1">double </text:span><text:span text:style-name="T2">elevation = </text:span><text:span text:style-name="T6">0.01</text:span><text:span text:style-name="T1">; </text:span><text:span text:style-name="T2">elevation &lt;= </text:span><text:span text:style-name="T6">180.0</text:span><text:span text:style-name="T1">; </text:span><text:span text:style-name="T2">elevation += </text:span><text:span text:style-name="T6">0.01</text:span><text:span text:style-name="T2">){</text:span><text:line-break/><text:span text:style-name="T2"> <text:s text:c="11"/>PowerPeak next = </text:span><text:span text:style-name="T1">new </text:span><text:span text:style-name="T2">PowerPeak(elevation</text:span><text:span text:style-name="T1">,</text:span><text:span text:style-name="T2">array_factor(design</text:span><text:span text:style-name="T1">,</text:span><text:span text:style-name="T2">elevation))</text:span><text:span text:style-name="T1">;</text:span><text:line-break/><text:span text:style-name="T1"> <text:s text:c="11"/>if</text:span><text:span text:style-name="T2">(current.</text:span><text:span text:style-name="T5">power </text:span><text:span text:style-name="T2">&gt;= prev.</text:span><text:span text:style-name="T5">power </text:span><text:span text:style-name="T2">&amp;&amp; current.</text:span><text:span text:style-name="T5">power </text:span><text:span text:style-name="T2">&gt;= next.</text:span><text:span text:style-name="T5">power</text:span><text:span text:style-name="T2">)</text:span><text:line-break/><text:span text:style-name="T2"> <text:s text:c="15"/>peaks.add(current)</text:span><text:span text:style-name="T1">;</text:span><text:line-break/><text:span text:style-name="T1"> <text:s text:c="11"/></text:span><text:span text:style-name="T2">prev = current</text:span><text:span text:style-name="T1">;</text:span><text:line-break/><text:span text:style-name="T1"> <text:s text:c="11"/></text:span><text:span text:style-name="T2">current = next</text:span><text:span text:style-name="T1">;</text:span><text:line-break/><text:span text:style-name="T1"> <text:s text:c="7"/></text:span><text:span text:style-name="T2">}</text:span><text:line-break/><text:span text:style-name="T2"> <text:s text:c="7"/>peaks.add(</text:span><text:span text:style-name="T1">new </text:span><text:span text:style-name="T2">PowerPeak(</text:span><text:span text:style-name="T6">180.0</text:span><text:span text:style-name="T1">,</text:span><text:span text:style-name="T2">array_factor(design</text:span><text:span text:style-name="T1">,</text:span><text:span text:style-name="T6">180.0</text:span><text:span text:style-name="T2">)))</text:span><text:span text:style-name="T1">;</text:span><text:line-break/><text:line-break/><text:span text:style-name="T1"> <text:s text:c="7"/></text:span><text:span text:style-name="T2">Collections.</text:span><text:span text:style-name="T3">sort</text:span><text:span text:style-name="T2">(peaks</text:span><text:span text:style-name="T1">,</text:span><text:span text:style-name="T2">(PowerPeak l</text:span><text:span text:style-name="T1">,</text:span><text:span text:style-name="T2">PowerPeak r) -&gt; l.</text:span><text:span text:style-name="T5">power </text:span><text:span text:style-name="T2">&gt; r.</text:span><text:span text:style-name="T5">power </text:span><text:span text:style-name="T2">? -</text:span><text:span text:style-name="T6">1 </text:span><text:span text:style-name="T2">: </text:span><text:span text:style-name="T6">1</text:span><text:span text:style-name="T2">)</text:span><text:span text:style-name="T1">;</text:span><text:line-break/><text:line-break/><text:span text:style-name="T1"> <text:s text:c="7"/></text:span><text:span text:style-name="T8">//No side-lobes case</text:span><text:line-break/><text:span text:style-name="T8"> <text:s text:c="7"/></text:span><text:span text:style-name="T1">if</text:span><text:span text:style-name="T2">(peaks.size()&lt;</text:span><text:span text:style-name="T6">2</text:span><text:span text:style-name="T2">) </text:span><text:span text:style-name="T1">return </text:span><text:span text:style-name="T2">Double.</text:span><text:span text:style-name="T4">MIN_VALUE</text:span><text:span text:style-name="T1">;</text:span><text:line-break/><text:span text:style-name="T1"> <text:s text:c="7"/></text:span><text:span text:style-name="T8">//Filter out main lobe and then return highest lobe level</text:span><text:line-break/><text:span text:style-name="T8"> <text:s text:c="7"/></text:span><text:span text:style-name="T1">final double </text:span><text:span text:style-name="T2">distance_from_steering = Math.</text:span><text:span text:style-name="T3">abs</text:span><text:span text:style-name="T2">(peaks.get(</text:span><text:span text:style-name="T6">0</text:span><text:span text:style-name="T2">).</text:span><text:span text:style-name="T5">elevation </text:span><text:span text:style-name="T2">- </text:span><text:span text:style-name="T5">steering_angle</text:span><text:span text:style-name="T2">)</text:span><text:span text:style-name="T1">;</text:span><text:line-break/><text:span text:style-name="T1"> <text:s text:c="7"/>for</text:span><text:span text:style-name="T2">(</text:span><text:span text:style-name="T1">int </text:span><text:span text:style-name="T2">i=</text:span><text:span text:style-name="T6">1</text:span><text:span text:style-name="T1">;</text:span><text:span text:style-name="T2">i&lt;peaks.size()</text:span><text:span text:style-name="T1">;</text:span><text:span text:style-name="T2">++i)</text:span><text:line-break/><text:span text:style-name="T2"> <text:s text:c="11"/></text:span><text:span text:style-name="T1">if</text:span><text:span text:style-name="T2">(Math.</text:span><text:span text:style-name="T3">abs</text:span><text:span text:style-name="T2">(peaks.get(i).</text:span><text:span text:style-name="T5">elevation </text:span><text:span text:style-name="T2">- </text:span><text:span text:style-name="T5">steering_angle</text:span><text:span text:style-name="T2">) &lt; distance_from_steering)</text:span><text:line-break/><text:span text:style-name="T2"> <text:s text:c="15"/></text:span><text:span text:style-name="T1">return </text:span><text:span text:style-name="T2">peaks.get(</text:span><text:span text:style-name="T6">0</text:span><text:span text:style-name="T2">).</text:span><text:span text:style-name="T5">power</text:span><text:span text:style-name="T1">;</text:span><text:line-break/><text:span text:style-name="T1"> <text:s text:c="7"/>return </text:span><text:span text:style-name="T2">peaks.get(</text:span><text:span text:style-name="T6">1</text:span><text:span text:style-name="T2">).</text:span><text:span text:style-name="T5">power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<text:s/>int </text:span><text:span text:style-name="T5">n_antennae</text:span><text:span text:style-name="T1">;</text:span><text:line-break/><text:span text:style-name="T1"> <text:s text:c="3"/>private <text:s/>double </text:span><text:span text:style-name="T5">steering_angle</text:span><text:span text:style-name="T1">;</text:span><text:line-break/><text:line-break/><text:span text:style-name="T1"> <text:s text:c="3"/>private <text:s/>double </text:span><text:span text:style-name="T7">array_factor</text:span><text:span text:style-name="T2">(</text:span><text:span text:style-name="T1">double</text:span><text:span text:style-name="T2">[] design</text:span><text:span text:style-name="T1">, double </text:span><text:span text:style-name="T2">elevation) {</text:span><text:line-break/><text:span text:style-name="T2"> <text:s text:c="7"/></text:span><text:span text:style-name="T1">double </text:span><text:span text:style-name="T2">steering = </text:span><text:span text:style-name="T6">2.0</text:span><text:span text:style-name="T2">*Math.</text:span><text:span text:style-name="T4">PI</text:span><text:span text:style-name="T2">*</text:span><text:span text:style-name="T5">steering_angle</text:span><text:span text:style-name="T2">/</text:span><text:span text:style-name="T6">360.0</text:span><text:span text:style-name="T1">;</text:span><text:line-break/><text:span text:style-name="T1"> <text:s text:c="7"/></text:span><text:span text:style-name="T2">elevation = </text:span><text:span text:style-name="T6">2.0</text:span><text:span text:style-name="T2">*Math.</text:span><text:span text:style-name="T4">PI</text:span><text:span text:style-name="T2">*elevation/</text:span><text:span text:style-name="T6">360.0</text:span><text:span text:style-name="T1">;</text:span><text:line-break/><text:span text:style-name="T1"> <text:s text:c="7"/>double </text:span><text:span text:style-name="T2">sum = </text:span><text:span text:style-name="T6">0.0</text:span><text:span text:style-name="T1">;</text:span><text:line-break/><text:span text:style-name="T1"> <text:s text:c="7"/>for</text:span><text:span text:style-name="T2">(</text:span><text:span text:style-name="T1">double </text:span><text:span text:style-name="T2">x : design){</text:span><text:line-break/><text:span text:style-name="T2"> <text:s text:c="11"/>sum += Math.</text:span><text:span text:style-name="T3">cos</text:span><text:span text:style-name="T2">(</text:span><text:span text:style-name="T6">2 </text:span><text:span text:style-name="T2">* Math.</text:span><text:span text:style-name="T4">PI </text:span><text:span text:style-name="T2">* x * (Math.</text:span><text:span text:style-name="T3">cos</text:span><text:span text:style-name="T2">(elevation) - Math.</text:span><text:span text:style-name="T3">cos</text:span><text:span text:style-name="T2">(steering))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return </text:span><text:span text:style-name="T6">20.0</text:span><text:span text:style-name="T2">*Math.</text:span><text:span text:style-name="T3">log</text:span><text:span text:style-name="T2">(Math.</text:span><text:span text:style-name="T3">abs</text:span><text:span text:style-name="T2">(sum))</text:span><text:span text:style-name="T1">;</text:span><text:line-break/><text:span text:style-name="T1"> <text:s text:c="3"/></text:span><text:span text:style-name="T2">}</text:span><text:line-break/><text:span text:style-name="T2">}</text:span><text:line-break/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5:30:56.152804014</meta:creation-date>
    <dc:date>2022-11-07T15:35:14.664230410</dc:date>
    <meta:editing-duration>PT4M18S</meta:editing-duration>
    <meta:editing-cycles>1</meta:editing-cycles>
    <meta:document-statistic meta:table-count="0" meta:image-count="0" meta:object-count="0" meta:page-count="21" meta:paragraph-count="9" meta:word-count="3029" meta:character-count="29693" meta:non-whitespace-character-count="20493"/>
    <meta:generator>LibreOffice/7.3.6.2$Linux_X86_64 LibreOffice_project/30$Build-2</meta:generator>
  </office:meta>
</office:document-meta>
</file>